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user_id</text:p>
          </table:table-cell>
          <table:table-cell office:value-type="string" table:style-name="ce1">
            <text:p>unam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ro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1</text:p>
          </table:table-cell>
          <table:table-cell office:value-type="float" office:value="180001" table:style-name="ce1">
            <text:p>180001</text:p>
          </table:table-cell>
          <table:table-cell office:value-type="string" table:style-name="ce1">
            <text:p>adminpass</text:p>
          </table:table-cell>
          <table:table-cell office:value-type="string" table:style-name="ce1">
            <text:p>ad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2</text:p>
          </table:table-cell>
          <table:table-cell office:value-type="float" office:value="180002" table:style-name="ce1">
            <text:p>180002</text:p>
          </table:table-cell>
          <table:table-cell office:value-type="string" table:style-name="ce1">
            <text:p>pass1234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3</text:p>
          </table:table-cell>
          <table:table-cell office:value-type="float" office:value="180003" table:style-name="ce1">
            <text:p>180003</text:p>
          </table:table-cell>
          <table:table-cell office:value-type="string" table:style-name="ce1">
            <text:p>pass1235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4</text:p>
          </table:table-cell>
          <table:table-cell office:value-type="float" office:value="180004" table:style-name="ce1">
            <text:p>180004</text:p>
          </table:table-cell>
          <table:table-cell office:value-type="string" table:style-name="ce1">
            <text:p>pass1236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5</text:p>
          </table:table-cell>
          <table:table-cell office:value-type="float" office:value="180005" table:style-name="ce1">
            <text:p>180005</text:p>
          </table:table-cell>
          <table:table-cell office:value-type="string" table:style-name="ce1">
            <text:p>pass1237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6</text:p>
          </table:table-cell>
          <table:table-cell office:value-type="float" office:value="180006" table:style-name="ce1">
            <text:p>180006</text:p>
          </table:table-cell>
          <table:table-cell office:value-type="string" table:style-name="ce1">
            <text:p>pass1238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7</text:p>
          </table:table-cell>
          <table:table-cell office:value-type="float" office:value="180007" table:style-name="ce1">
            <text:p>180007</text:p>
          </table:table-cell>
          <table:table-cell office:value-type="string" table:style-name="ce1">
            <text:p>pass1239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8</text:p>
          </table:table-cell>
          <table:table-cell office:value-type="float" office:value="180008" table:style-name="ce1">
            <text:p>180008</text:p>
          </table:table-cell>
          <table:table-cell office:value-type="string" table:style-name="ce1">
            <text:p>pass1240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9</text:p>
          </table:table-cell>
          <table:table-cell office:value-type="float" office:value="180009" table:style-name="ce1">
            <text:p>180009</text:p>
          </table:table-cell>
          <table:table-cell office:value-type="string" table:style-name="ce1">
            <text:p>pass1241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0</text:p>
          </table:table-cell>
          <table:table-cell office:value-type="float" office:value="180010" table:style-name="ce1">
            <text:p>180010</text:p>
          </table:table-cell>
          <table:table-cell office:value-type="string" table:style-name="ce1">
            <text:p>pass1242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1</text:p>
          </table:table-cell>
          <table:table-cell office:value-type="float" office:value="180011" table:style-name="ce1">
            <text:p>180011</text:p>
          </table:table-cell>
          <table:table-cell office:value-type="string" table:style-name="ce1">
            <text:p>pass1243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2</text:p>
          </table:table-cell>
          <table:table-cell office:value-type="float" office:value="180012" table:style-name="ce1">
            <text:p>180012</text:p>
          </table:table-cell>
          <table:table-cell office:value-type="string" table:style-name="ce1">
            <text:p>pass1244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3</text:p>
          </table:table-cell>
          <table:table-cell office:value-type="float" office:value="180013" table:style-name="ce1">
            <text:p>180013</text:p>
          </table:table-cell>
          <table:table-cell office:value-type="string" table:style-name="ce1">
            <text:p>pass1245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4</text:p>
          </table:table-cell>
          <table:table-cell office:value-type="float" office:value="180014" table:style-name="ce1">
            <text:p>180014</text:p>
          </table:table-cell>
          <table:table-cell office:value-type="string" table:style-name="ce1">
            <text:p>pass1246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5</text:p>
          </table:table-cell>
          <table:table-cell office:value-type="float" office:value="180015" table:style-name="ce1">
            <text:p>180015</text:p>
          </table:table-cell>
          <table:table-cell office:value-type="string" table:style-name="ce1">
            <text:p>pass1247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6</text:p>
          </table:table-cell>
          <table:table-cell office:value-type="float" office:value="180016" table:style-name="ce1">
            <text:p>180016</text:p>
          </table:table-cell>
          <table:table-cell office:value-type="string" table:style-name="ce1">
            <text:p>pass1248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7</text:p>
          </table:table-cell>
          <table:table-cell office:value-type="float" office:value="180017" table:style-name="ce1">
            <text:p>180017</text:p>
          </table:table-cell>
          <table:table-cell office:value-type="string" table:style-name="ce1">
            <text:p>pass1249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8</text:p>
          </table:table-cell>
          <table:table-cell office:value-type="float" office:value="180018" table:style-name="ce1">
            <text:p>180018</text:p>
          </table:table-cell>
          <table:table-cell office:value-type="string" table:style-name="ce1">
            <text:p>pass1250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9</text:p>
          </table:table-cell>
          <table:table-cell office:value-type="float" office:value="180019" table:style-name="ce1">
            <text:p>180019</text:p>
          </table:table-cell>
          <table:table-cell office:value-type="string" table:style-name="ce1">
            <text:p>pass1251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0</text:p>
          </table:table-cell>
          <table:table-cell office:value-type="float" office:value="180020" table:style-name="ce1">
            <text:p>180020</text:p>
          </table:table-cell>
          <table:table-cell office:value-type="string" table:style-name="ce1">
            <text:p>pass1252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1</text:p>
          </table:table-cell>
          <table:table-cell office:value-type="float" office:value="180021" table:style-name="ce1">
            <text:p>180021</text:p>
          </table:table-cell>
          <table:table-cell office:value-type="string" table:style-name="ce1">
            <text:p>pass1253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2</text:p>
          </table:table-cell>
          <table:table-cell office:value-type="float" office:value="180022" table:style-name="ce1">
            <text:p>180022</text:p>
          </table:table-cell>
          <table:table-cell office:value-type="string" table:style-name="ce1">
            <text:p>pass1254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3</text:p>
          </table:table-cell>
          <table:table-cell office:value-type="float" office:value="180023" table:style-name="ce1">
            <text:p>180023</text:p>
          </table:table-cell>
          <table:table-cell office:value-type="string" table:style-name="ce1">
            <text:p>pass1255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4</text:p>
          </table:table-cell>
          <table:table-cell office:value-type="float" office:value="180024" table:style-name="ce1">
            <text:p>180024</text:p>
          </table:table-cell>
          <table:table-cell office:value-type="string" table:style-name="ce1">
            <text:p>pass1256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5</text:p>
          </table:table-cell>
          <table:table-cell office:value-type="float" office:value="180025" table:style-name="ce1">
            <text:p>180025</text:p>
          </table:table-cell>
          <table:table-cell office:value-type="string" table:style-name="ce1">
            <text:p>pass1257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6</text:p>
          </table:table-cell>
          <table:table-cell office:value-type="float" office:value="180026" table:style-name="ce1">
            <text:p>180026</text:p>
          </table:table-cell>
          <table:table-cell office:value-type="string" table:style-name="ce1">
            <text:p>pass1258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7</text:p>
          </table:table-cell>
          <table:table-cell office:value-type="float" office:value="180027" table:style-name="ce1">
            <text:p>180027</text:p>
          </table:table-cell>
          <table:table-cell office:value-type="string" table:style-name="ce1">
            <text:p>pass1259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8</text:p>
          </table:table-cell>
          <table:table-cell office:value-type="float" office:value="180028" table:style-name="ce1">
            <text:p>180028</text:p>
          </table:table-cell>
          <table:table-cell office:value-type="string" table:style-name="ce1">
            <text:p>pass1260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9</text:p>
          </table:table-cell>
          <table:table-cell office:value-type="float" office:value="180029" table:style-name="ce1">
            <text:p>180029</text:p>
          </table:table-cell>
          <table:table-cell office:value-type="string" table:style-name="ce1">
            <text:p>pass1261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30</text:p>
          </table:table-cell>
          <table:table-cell office:value-type="float" office:value="180030" table:style-name="ce1">
            <text:p>180030</text:p>
          </table:table-cell>
          <table:table-cell office:value-type="string" table:style-name="ce1">
            <text:p>pass1262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31</text:p>
          </table:table-cell>
          <table:table-cell office:value-type="float" office:value="180031" table:style-name="ce1">
            <text:p>180031</text:p>
          </table:table-cell>
          <table:table-cell office:value-type="string" table:style-name="ce1">
            <text:p>pass1263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800</text:p>
          </table:table-cell>
          <table:table-cell office:value-type="float" office:value="101800" table:style-name="ce1">
            <text:p>101800</text:p>
          </table:table-cell>
          <table:table-cell office:value-type="string" table:style-name="ce1">
            <text:p>pass126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22</text:p>
          </table:table-cell>
          <table:table-cell office:value-type="float" office:value="130322" table:style-name="ce1">
            <text:p>130322</text:p>
          </table:table-cell>
          <table:table-cell office:value-type="string" table:style-name="ce1">
            <text:p>pass126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2</text:p>
          </table:table-cell>
          <table:table-cell office:value-type="float" office:value="140152" table:style-name="ce1">
            <text:p>140152</text:p>
          </table:table-cell>
          <table:table-cell office:value-type="string" table:style-name="ce1">
            <text:p>pass126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3</text:p>
          </table:table-cell>
          <table:table-cell office:value-type="float" office:value="140153" table:style-name="ce1">
            <text:p>140153</text:p>
          </table:table-cell>
          <table:table-cell office:value-type="string" table:style-name="ce1">
            <text:p>pass126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6</text:p>
          </table:table-cell>
          <table:table-cell office:value-type="float" office:value="140156" table:style-name="ce1">
            <text:p>140156</text:p>
          </table:table-cell>
          <table:table-cell office:value-type="string" table:style-name="ce1">
            <text:p>pass126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7</text:p>
          </table:table-cell>
          <table:table-cell office:value-type="float" office:value="140157" table:style-name="ce1">
            <text:p>140157</text:p>
          </table:table-cell>
          <table:table-cell office:value-type="string" table:style-name="ce1">
            <text:p>pass126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8</text:p>
          </table:table-cell>
          <table:table-cell office:value-type="float" office:value="140158" table:style-name="ce1">
            <text:p>140158</text:p>
          </table:table-cell>
          <table:table-cell office:value-type="string" table:style-name="ce1">
            <text:p>pass127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9</text:p>
          </table:table-cell>
          <table:table-cell office:value-type="float" office:value="140159" table:style-name="ce1">
            <text:p>140159</text:p>
          </table:table-cell>
          <table:table-cell office:value-type="string" table:style-name="ce1">
            <text:p>pass127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3</text:p>
          </table:table-cell>
          <table:table-cell office:value-type="float" office:value="140163" table:style-name="ce1">
            <text:p>140163</text:p>
          </table:table-cell>
          <table:table-cell office:value-type="string" table:style-name="ce1">
            <text:p>pass127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6</text:p>
          </table:table-cell>
          <table:table-cell office:value-type="float" office:value="140166" table:style-name="ce1">
            <text:p>140166</text:p>
          </table:table-cell>
          <table:table-cell office:value-type="string" table:style-name="ce1">
            <text:p>pass127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7</text:p>
          </table:table-cell>
          <table:table-cell office:value-type="float" office:value="140167" table:style-name="ce1">
            <text:p>140167</text:p>
          </table:table-cell>
          <table:table-cell office:value-type="string" table:style-name="ce1">
            <text:p>pass127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8</text:p>
          </table:table-cell>
          <table:table-cell office:value-type="float" office:value="140168" table:style-name="ce1">
            <text:p>140168</text:p>
          </table:table-cell>
          <table:table-cell office:value-type="string" table:style-name="ce1">
            <text:p>pass127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9</text:p>
          </table:table-cell>
          <table:table-cell office:value-type="float" office:value="140169" table:style-name="ce1">
            <text:p>140169</text:p>
          </table:table-cell>
          <table:table-cell office:value-type="string" table:style-name="ce1">
            <text:p>pass127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7</text:p>
          </table:table-cell>
          <table:table-cell office:value-type="float" office:value="150027" table:style-name="ce1">
            <text:p>150027</text:p>
          </table:table-cell>
          <table:table-cell office:value-type="string" table:style-name="ce1">
            <text:p>pass127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9</text:p>
          </table:table-cell>
          <table:table-cell office:value-type="float" office:value="150029" table:style-name="ce1">
            <text:p>150029</text:p>
          </table:table-cell>
          <table:table-cell office:value-type="string" table:style-name="ce1">
            <text:p>pass127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0</text:p>
          </table:table-cell>
          <table:table-cell office:value-type="float" office:value="150030" table:style-name="ce1">
            <text:p>150030</text:p>
          </table:table-cell>
          <table:table-cell office:value-type="string" table:style-name="ce1">
            <text:p>pass127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1</text:p>
          </table:table-cell>
          <table:table-cell office:value-type="float" office:value="150031" table:style-name="ce1">
            <text:p>150031</text:p>
          </table:table-cell>
          <table:table-cell office:value-type="string" table:style-name="ce1">
            <text:p>pass128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2</text:p>
          </table:table-cell>
          <table:table-cell office:value-type="float" office:value="150032" table:style-name="ce1">
            <text:p>150032</text:p>
          </table:table-cell>
          <table:table-cell office:value-type="string" table:style-name="ce1">
            <text:p>pass128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3</text:p>
          </table:table-cell>
          <table:table-cell office:value-type="float" office:value="150033" table:style-name="ce1">
            <text:p>150033</text:p>
          </table:table-cell>
          <table:table-cell office:value-type="string" table:style-name="ce1">
            <text:p>pass128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9</text:p>
          </table:table-cell>
          <table:table-cell office:value-type="float" office:value="150039" table:style-name="ce1">
            <text:p>150039</text:p>
          </table:table-cell>
          <table:table-cell office:value-type="string" table:style-name="ce1">
            <text:p>pass128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0</text:p>
          </table:table-cell>
          <table:table-cell office:value-type="float" office:value="150040" table:style-name="ce1">
            <text:p>150040</text:p>
          </table:table-cell>
          <table:table-cell office:value-type="string" table:style-name="ce1">
            <text:p>pass128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3</text:p>
          </table:table-cell>
          <table:table-cell office:value-type="float" office:value="150043" table:style-name="ce1">
            <text:p>150043</text:p>
          </table:table-cell>
          <table:table-cell office:value-type="string" table:style-name="ce1">
            <text:p>pass128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5</text:p>
          </table:table-cell>
          <table:table-cell office:value-type="float" office:value="150045" table:style-name="ce1">
            <text:p>150045</text:p>
          </table:table-cell>
          <table:table-cell office:value-type="string" table:style-name="ce1">
            <text:p>pass128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6</text:p>
          </table:table-cell>
          <table:table-cell office:value-type="float" office:value="150046" table:style-name="ce1">
            <text:p>150046</text:p>
          </table:table-cell>
          <table:table-cell office:value-type="string" table:style-name="ce1">
            <text:p>pass128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7</text:p>
          </table:table-cell>
          <table:table-cell office:value-type="float" office:value="150047" table:style-name="ce1">
            <text:p>150047</text:p>
          </table:table-cell>
          <table:table-cell office:value-type="string" table:style-name="ce1">
            <text:p>pass128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8</text:p>
          </table:table-cell>
          <table:table-cell office:value-type="float" office:value="150048" table:style-name="ce1">
            <text:p>150048</text:p>
          </table:table-cell>
          <table:table-cell office:value-type="string" table:style-name="ce1">
            <text:p>pass128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9</text:p>
          </table:table-cell>
          <table:table-cell office:value-type="float" office:value="150049" table:style-name="ce1">
            <text:p>150049</text:p>
          </table:table-cell>
          <table:table-cell office:value-type="string" table:style-name="ce1">
            <text:p>pass129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51</text:p>
          </table:table-cell>
          <table:table-cell office:value-type="float" office:value="150051" table:style-name="ce1">
            <text:p>150051</text:p>
          </table:table-cell>
          <table:table-cell office:value-type="string" table:style-name="ce1">
            <text:p>pass129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53</text:p>
          </table:table-cell>
          <table:table-cell office:value-type="float" office:value="150053" table:style-name="ce1">
            <text:p>150053</text:p>
          </table:table-cell>
          <table:table-cell office:value-type="string" table:style-name="ce1">
            <text:p>pass129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2</text:p>
          </table:table-cell>
          <table:table-cell office:value-type="float" office:value="150102" table:style-name="ce1">
            <text:p>150102</text:p>
          </table:table-cell>
          <table:table-cell office:value-type="string" table:style-name="ce1">
            <text:p>pass129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9</text:p>
          </table:table-cell>
          <table:table-cell office:value-type="float" office:value="170059" table:style-name="ce1">
            <text:p>170059</text:p>
          </table:table-cell>
          <table:table-cell office:value-type="string" table:style-name="ce1">
            <text:p>pass129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1</text:p>
          </table:table-cell>
          <table:table-cell office:value-type="float" office:value="170061" table:style-name="ce1">
            <text:p>170061</text:p>
          </table:table-cell>
          <table:table-cell office:value-type="string" table:style-name="ce1">
            <text:p>pass129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2</text:p>
          </table:table-cell>
          <table:table-cell office:value-type="float" office:value="170062" table:style-name="ce1">
            <text:p>170062</text:p>
          </table:table-cell>
          <table:table-cell office:value-type="string" table:style-name="ce1">
            <text:p>pass129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3</text:p>
          </table:table-cell>
          <table:table-cell office:value-type="float" office:value="170063" table:style-name="ce1">
            <text:p>170063</text:p>
          </table:table-cell>
          <table:table-cell office:value-type="string" table:style-name="ce1">
            <text:p>pass129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4</text:p>
          </table:table-cell>
          <table:table-cell office:value-type="float" office:value="170064" table:style-name="ce1">
            <text:p>170064</text:p>
          </table:table-cell>
          <table:table-cell office:value-type="string" table:style-name="ce1">
            <text:p>pass129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5</text:p>
          </table:table-cell>
          <table:table-cell office:value-type="float" office:value="170065" table:style-name="ce1">
            <text:p>170065</text:p>
          </table:table-cell>
          <table:table-cell office:value-type="string" table:style-name="ce1">
            <text:p>pass129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9</text:p>
          </table:table-cell>
          <table:table-cell office:value-type="float" office:value="160109" table:style-name="ce1">
            <text:p>160109</text:p>
          </table:table-cell>
          <table:table-cell office:value-type="string" table:style-name="ce1">
            <text:p>pass130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12</text:p>
          </table:table-cell>
          <table:table-cell office:value-type="float" office:value="160112" table:style-name="ce1">
            <text:p>160112</text:p>
          </table:table-cell>
          <table:table-cell office:value-type="string" table:style-name="ce1">
            <text:p>pass130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04</text:p>
          </table:table-cell>
          <table:table-cell office:value-type="float" office:value="130304" table:style-name="ce1">
            <text:p>130304</text:p>
          </table:table-cell>
          <table:table-cell office:value-type="string" table:style-name="ce1">
            <text:p>pass130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8</text:p>
          </table:table-cell>
          <table:table-cell office:value-type="float" office:value="140228" table:style-name="ce1">
            <text:p>140228</text:p>
          </table:table-cell>
          <table:table-cell office:value-type="string" table:style-name="ce1">
            <text:p>pass130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59</text:p>
          </table:table-cell>
          <table:table-cell office:value-type="float" office:value="101759" table:style-name="ce1">
            <text:p>101759</text:p>
          </table:table-cell>
          <table:table-cell office:value-type="string" table:style-name="ce1">
            <text:p>pass130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026</text:p>
          </table:table-cell>
          <table:table-cell office:value-type="float" office:value="120026" table:style-name="ce1">
            <text:p>120026</text:p>
          </table:table-cell>
          <table:table-cell office:value-type="string" table:style-name="ce1">
            <text:p>pass130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10</text:p>
          </table:table-cell>
          <table:table-cell office:value-type="float" office:value="130010" table:style-name="ce1">
            <text:p>130010</text:p>
          </table:table-cell>
          <table:table-cell office:value-type="string" table:style-name="ce1">
            <text:p>pass130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15</text:p>
          </table:table-cell>
          <table:table-cell office:value-type="float" office:value="130015" table:style-name="ce1">
            <text:p>130015</text:p>
          </table:table-cell>
          <table:table-cell office:value-type="string" table:style-name="ce1">
            <text:p>pass130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26</text:p>
          </table:table-cell>
          <table:table-cell office:value-type="float" office:value="130026" table:style-name="ce1">
            <text:p>130026</text:p>
          </table:table-cell>
          <table:table-cell office:value-type="string" table:style-name="ce1">
            <text:p>pass130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10</text:p>
          </table:table-cell>
          <table:table-cell office:value-type="float" office:value="130110" table:style-name="ce1">
            <text:p>130110</text:p>
          </table:table-cell>
          <table:table-cell office:value-type="string" table:style-name="ce1">
            <text:p>pass130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55</text:p>
          </table:table-cell>
          <table:table-cell office:value-type="float" office:value="130255" table:style-name="ce1">
            <text:p>130255</text:p>
          </table:table-cell>
          <table:table-cell office:value-type="string" table:style-name="ce1">
            <text:p>pass131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80</text:p>
          </table:table-cell>
          <table:table-cell office:value-type="float" office:value="130280" table:style-name="ce1">
            <text:p>130280</text:p>
          </table:table-cell>
          <table:table-cell office:value-type="string" table:style-name="ce1">
            <text:p>pass131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12</text:p>
          </table:table-cell>
          <table:table-cell office:value-type="float" office:value="130312" table:style-name="ce1">
            <text:p>130312</text:p>
          </table:table-cell>
          <table:table-cell office:value-type="string" table:style-name="ce1">
            <text:p>pass131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6</text:p>
          </table:table-cell>
          <table:table-cell office:value-type="float" office:value="140196" table:style-name="ce1">
            <text:p>140196</text:p>
          </table:table-cell>
          <table:table-cell office:value-type="string" table:style-name="ce1">
            <text:p>pass131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1</text:p>
          </table:table-cell>
          <table:table-cell office:value-type="float" office:value="140201" table:style-name="ce1">
            <text:p>140201</text:p>
          </table:table-cell>
          <table:table-cell office:value-type="string" table:style-name="ce1">
            <text:p>pass131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5</text:p>
          </table:table-cell>
          <table:table-cell office:value-type="float" office:value="140205" table:style-name="ce1">
            <text:p>140205</text:p>
          </table:table-cell>
          <table:table-cell office:value-type="string" table:style-name="ce1">
            <text:p>pass131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6</text:p>
          </table:table-cell>
          <table:table-cell office:value-type="float" office:value="140206" table:style-name="ce1">
            <text:p>140206</text:p>
          </table:table-cell>
          <table:table-cell office:value-type="string" table:style-name="ce1">
            <text:p>pass131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8</text:p>
          </table:table-cell>
          <table:table-cell office:value-type="float" office:value="140208" table:style-name="ce1">
            <text:p>140208</text:p>
          </table:table-cell>
          <table:table-cell office:value-type="string" table:style-name="ce1">
            <text:p>pass131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0</text:p>
          </table:table-cell>
          <table:table-cell office:value-type="float" office:value="140210" table:style-name="ce1">
            <text:p>140210</text:p>
          </table:table-cell>
          <table:table-cell office:value-type="string" table:style-name="ce1">
            <text:p>pass131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1</text:p>
          </table:table-cell>
          <table:table-cell office:value-type="float" office:value="140211" table:style-name="ce1">
            <text:p>140211</text:p>
          </table:table-cell>
          <table:table-cell office:value-type="string" table:style-name="ce1">
            <text:p>pass131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2</text:p>
          </table:table-cell>
          <table:table-cell office:value-type="float" office:value="140212" table:style-name="ce1">
            <text:p>140212</text:p>
          </table:table-cell>
          <table:table-cell office:value-type="string" table:style-name="ce1">
            <text:p>pass132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3</text:p>
          </table:table-cell>
          <table:table-cell office:value-type="float" office:value="140213" table:style-name="ce1">
            <text:p>140213</text:p>
          </table:table-cell>
          <table:table-cell office:value-type="string" table:style-name="ce1">
            <text:p>pass132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5</text:p>
          </table:table-cell>
          <table:table-cell office:value-type="float" office:value="140215" table:style-name="ce1">
            <text:p>140215</text:p>
          </table:table-cell>
          <table:table-cell office:value-type="string" table:style-name="ce1">
            <text:p>pass132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6</text:p>
          </table:table-cell>
          <table:table-cell office:value-type="float" office:value="140216" table:style-name="ce1">
            <text:p>140216</text:p>
          </table:table-cell>
          <table:table-cell office:value-type="string" table:style-name="ce1">
            <text:p>pass132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7</text:p>
          </table:table-cell>
          <table:table-cell office:value-type="float" office:value="140217" table:style-name="ce1">
            <text:p>140217</text:p>
          </table:table-cell>
          <table:table-cell office:value-type="string" table:style-name="ce1">
            <text:p>pass132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9</text:p>
          </table:table-cell>
          <table:table-cell office:value-type="float" office:value="140219" table:style-name="ce1">
            <text:p>140219</text:p>
          </table:table-cell>
          <table:table-cell office:value-type="string" table:style-name="ce1">
            <text:p>pass132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0</text:p>
          </table:table-cell>
          <table:table-cell office:value-type="float" office:value="140220" table:style-name="ce1">
            <text:p>140220</text:p>
          </table:table-cell>
          <table:table-cell office:value-type="string" table:style-name="ce1">
            <text:p>pass132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1</text:p>
          </table:table-cell>
          <table:table-cell office:value-type="float" office:value="140221" table:style-name="ce1">
            <text:p>140221</text:p>
          </table:table-cell>
          <table:table-cell office:value-type="string" table:style-name="ce1">
            <text:p>pass132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2</text:p>
          </table:table-cell>
          <table:table-cell office:value-type="float" office:value="140222" table:style-name="ce1">
            <text:p>140222</text:p>
          </table:table-cell>
          <table:table-cell office:value-type="string" table:style-name="ce1">
            <text:p>pass132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4</text:p>
          </table:table-cell>
          <table:table-cell office:value-type="float" office:value="140224" table:style-name="ce1">
            <text:p>140224</text:p>
          </table:table-cell>
          <table:table-cell office:value-type="string" table:style-name="ce1">
            <text:p>pass132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6</text:p>
          </table:table-cell>
          <table:table-cell office:value-type="float" office:value="140226" table:style-name="ce1">
            <text:p>140226</text:p>
          </table:table-cell>
          <table:table-cell office:value-type="string" table:style-name="ce1">
            <text:p>pass133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7</text:p>
          </table:table-cell>
          <table:table-cell office:value-type="float" office:value="140227" table:style-name="ce1">
            <text:p>140227</text:p>
          </table:table-cell>
          <table:table-cell office:value-type="string" table:style-name="ce1">
            <text:p>pass133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9</text:p>
          </table:table-cell>
          <table:table-cell office:value-type="float" office:value="140229" table:style-name="ce1">
            <text:p>140229</text:p>
          </table:table-cell>
          <table:table-cell office:value-type="string" table:style-name="ce1">
            <text:p>pass133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0</text:p>
          </table:table-cell>
          <table:table-cell office:value-type="float" office:value="140230" table:style-name="ce1">
            <text:p>140230</text:p>
          </table:table-cell>
          <table:table-cell office:value-type="string" table:style-name="ce1">
            <text:p>pass133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1</text:p>
          </table:table-cell>
          <table:table-cell office:value-type="float" office:value="140231" table:style-name="ce1">
            <text:p>140231</text:p>
          </table:table-cell>
          <table:table-cell office:value-type="string" table:style-name="ce1">
            <text:p>pass133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3</text:p>
          </table:table-cell>
          <table:table-cell office:value-type="float" office:value="140233" table:style-name="ce1">
            <text:p>140233</text:p>
          </table:table-cell>
          <table:table-cell office:value-type="string" table:style-name="ce1">
            <text:p>pass133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4</text:p>
          </table:table-cell>
          <table:table-cell office:value-type="float" office:value="140234" table:style-name="ce1">
            <text:p>140234</text:p>
          </table:table-cell>
          <table:table-cell office:value-type="string" table:style-name="ce1">
            <text:p>pass133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5</text:p>
          </table:table-cell>
          <table:table-cell office:value-type="float" office:value="140235" table:style-name="ce1">
            <text:p>140235</text:p>
          </table:table-cell>
          <table:table-cell office:value-type="string" table:style-name="ce1">
            <text:p>pass133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9</text:p>
          </table:table-cell>
          <table:table-cell office:value-type="float" office:value="140239" table:style-name="ce1">
            <text:p>140239</text:p>
          </table:table-cell>
          <table:table-cell office:value-type="string" table:style-name="ce1">
            <text:p>pass133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3</text:p>
          </table:table-cell>
          <table:table-cell office:value-type="float" office:value="140243" table:style-name="ce1">
            <text:p>140243</text:p>
          </table:table-cell>
          <table:table-cell office:value-type="string" table:style-name="ce1">
            <text:p>pass133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4</text:p>
          </table:table-cell>
          <table:table-cell office:value-type="float" office:value="140244" table:style-name="ce1">
            <text:p>140244</text:p>
          </table:table-cell>
          <table:table-cell office:value-type="string" table:style-name="ce1">
            <text:p>pass134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6</text:p>
          </table:table-cell>
          <table:table-cell office:value-type="float" office:value="140246" table:style-name="ce1">
            <text:p>140246</text:p>
          </table:table-cell>
          <table:table-cell office:value-type="string" table:style-name="ce1">
            <text:p>pass134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9</text:p>
          </table:table-cell>
          <table:table-cell office:value-type="float" office:value="140249" table:style-name="ce1">
            <text:p>140249</text:p>
          </table:table-cell>
          <table:table-cell office:value-type="string" table:style-name="ce1">
            <text:p>pass134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1</text:p>
          </table:table-cell>
          <table:table-cell office:value-type="float" office:value="140251" table:style-name="ce1">
            <text:p>140251</text:p>
          </table:table-cell>
          <table:table-cell office:value-type="string" table:style-name="ce1">
            <text:p>pass134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3</text:p>
          </table:table-cell>
          <table:table-cell office:value-type="float" office:value="140253" table:style-name="ce1">
            <text:p>140253</text:p>
          </table:table-cell>
          <table:table-cell office:value-type="string" table:style-name="ce1">
            <text:p>pass134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6</text:p>
          </table:table-cell>
          <table:table-cell office:value-type="float" office:value="140256" table:style-name="ce1">
            <text:p>140256</text:p>
          </table:table-cell>
          <table:table-cell office:value-type="string" table:style-name="ce1">
            <text:p>pass134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7</text:p>
          </table:table-cell>
          <table:table-cell office:value-type="float" office:value="140257" table:style-name="ce1">
            <text:p>140257</text:p>
          </table:table-cell>
          <table:table-cell office:value-type="string" table:style-name="ce1">
            <text:p>pass134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9</text:p>
          </table:table-cell>
          <table:table-cell office:value-type="float" office:value="140259" table:style-name="ce1">
            <text:p>140259</text:p>
          </table:table-cell>
          <table:table-cell office:value-type="string" table:style-name="ce1">
            <text:p>pass134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2</text:p>
          </table:table-cell>
          <table:table-cell office:value-type="float" office:value="140262" table:style-name="ce1">
            <text:p>140262</text:p>
          </table:table-cell>
          <table:table-cell office:value-type="string" table:style-name="ce1">
            <text:p>pass134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4</text:p>
          </table:table-cell>
          <table:table-cell office:value-type="float" office:value="140264" table:style-name="ce1">
            <text:p>140264</text:p>
          </table:table-cell>
          <table:table-cell office:value-type="string" table:style-name="ce1">
            <text:p>pass134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5</text:p>
          </table:table-cell>
          <table:table-cell office:value-type="float" office:value="140265" table:style-name="ce1">
            <text:p>140265</text:p>
          </table:table-cell>
          <table:table-cell office:value-type="string" table:style-name="ce1">
            <text:p>pass135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7</text:p>
          </table:table-cell>
          <table:table-cell office:value-type="float" office:value="140267" table:style-name="ce1">
            <text:p>140267</text:p>
          </table:table-cell>
          <table:table-cell office:value-type="string" table:style-name="ce1">
            <text:p>pass135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9</text:p>
          </table:table-cell>
          <table:table-cell office:value-type="float" office:value="140269" table:style-name="ce1">
            <text:p>140269</text:p>
          </table:table-cell>
          <table:table-cell office:value-type="string" table:style-name="ce1">
            <text:p>pass135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2</text:p>
          </table:table-cell>
          <table:table-cell office:value-type="float" office:value="140272" table:style-name="ce1">
            <text:p>140272</text:p>
          </table:table-cell>
          <table:table-cell office:value-type="string" table:style-name="ce1">
            <text:p>pass135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6</text:p>
          </table:table-cell>
          <table:table-cell office:value-type="float" office:value="140276" table:style-name="ce1">
            <text:p>140276</text:p>
          </table:table-cell>
          <table:table-cell office:value-type="string" table:style-name="ce1">
            <text:p>pass135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7</text:p>
          </table:table-cell>
          <table:table-cell office:value-type="float" office:value="140277" table:style-name="ce1">
            <text:p>140277</text:p>
          </table:table-cell>
          <table:table-cell office:value-type="string" table:style-name="ce1">
            <text:p>pass135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8</text:p>
          </table:table-cell>
          <table:table-cell office:value-type="float" office:value="140278" table:style-name="ce1">
            <text:p>140278</text:p>
          </table:table-cell>
          <table:table-cell office:value-type="string" table:style-name="ce1">
            <text:p>pass135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9</text:p>
          </table:table-cell>
          <table:table-cell office:value-type="float" office:value="140279" table:style-name="ce1">
            <text:p>140279</text:p>
          </table:table-cell>
          <table:table-cell office:value-type="string" table:style-name="ce1">
            <text:p>pass135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0</text:p>
          </table:table-cell>
          <table:table-cell office:value-type="float" office:value="140280" table:style-name="ce1">
            <text:p>140280</text:p>
          </table:table-cell>
          <table:table-cell office:value-type="string" table:style-name="ce1">
            <text:p>pass135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1</text:p>
          </table:table-cell>
          <table:table-cell office:value-type="float" office:value="140281" table:style-name="ce1">
            <text:p>140281</text:p>
          </table:table-cell>
          <table:table-cell office:value-type="string" table:style-name="ce1">
            <text:p>pass135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2</text:p>
          </table:table-cell>
          <table:table-cell office:value-type="float" office:value="140282" table:style-name="ce1">
            <text:p>140282</text:p>
          </table:table-cell>
          <table:table-cell office:value-type="string" table:style-name="ce1">
            <text:p>pass136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4</text:p>
          </table:table-cell>
          <table:table-cell office:value-type="float" office:value="140284" table:style-name="ce1">
            <text:p>140284</text:p>
          </table:table-cell>
          <table:table-cell office:value-type="string" table:style-name="ce1">
            <text:p>pass136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5</text:p>
          </table:table-cell>
          <table:table-cell office:value-type="float" office:value="140285" table:style-name="ce1">
            <text:p>140285</text:p>
          </table:table-cell>
          <table:table-cell office:value-type="string" table:style-name="ce1">
            <text:p>pass136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6</text:p>
          </table:table-cell>
          <table:table-cell office:value-type="float" office:value="140286" table:style-name="ce1">
            <text:p>140286</text:p>
          </table:table-cell>
          <table:table-cell office:value-type="string" table:style-name="ce1">
            <text:p>pass136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7</text:p>
          </table:table-cell>
          <table:table-cell office:value-type="float" office:value="140287" table:style-name="ce1">
            <text:p>140287</text:p>
          </table:table-cell>
          <table:table-cell office:value-type="string" table:style-name="ce1">
            <text:p>pass136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9</text:p>
          </table:table-cell>
          <table:table-cell office:value-type="float" office:value="140289" table:style-name="ce1">
            <text:p>140289</text:p>
          </table:table-cell>
          <table:table-cell office:value-type="string" table:style-name="ce1">
            <text:p>pass136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0</text:p>
          </table:table-cell>
          <table:table-cell office:value-type="float" office:value="140290" table:style-name="ce1">
            <text:p>140290</text:p>
          </table:table-cell>
          <table:table-cell office:value-type="string" table:style-name="ce1">
            <text:p>pass136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8</text:p>
          </table:table-cell>
          <table:table-cell office:value-type="float" office:value="140328" table:style-name="ce1">
            <text:p>140328</text:p>
          </table:table-cell>
          <table:table-cell office:value-type="string" table:style-name="ce1">
            <text:p>pass136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59</text:p>
          </table:table-cell>
          <table:table-cell office:value-type="float" office:value="140359" table:style-name="ce1">
            <text:p>140359</text:p>
          </table:table-cell>
          <table:table-cell office:value-type="string" table:style-name="ce1">
            <text:p>pass136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6</text:p>
          </table:table-cell>
          <table:table-cell office:value-type="float" office:value="140396" table:style-name="ce1">
            <text:p>140396</text:p>
          </table:table-cell>
          <table:table-cell office:value-type="string" table:style-name="ce1">
            <text:p>pass136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11</text:p>
          </table:table-cell>
          <table:table-cell office:value-type="float" office:value="140411" table:style-name="ce1">
            <text:p>140411</text:p>
          </table:table-cell>
          <table:table-cell office:value-type="string" table:style-name="ce1">
            <text:p>pass137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2</text:p>
          </table:table-cell>
          <table:table-cell office:value-type="float" office:value="140422" table:style-name="ce1">
            <text:p>140422</text:p>
          </table:table-cell>
          <table:table-cell office:value-type="string" table:style-name="ce1">
            <text:p>pass137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7</text:p>
          </table:table-cell>
          <table:table-cell office:value-type="float" office:value="140427" table:style-name="ce1">
            <text:p>140427</text:p>
          </table:table-cell>
          <table:table-cell office:value-type="string" table:style-name="ce1">
            <text:p>pass137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5</text:p>
          </table:table-cell>
          <table:table-cell office:value-type="float" office:value="140435" table:style-name="ce1">
            <text:p>140435</text:p>
          </table:table-cell>
          <table:table-cell office:value-type="string" table:style-name="ce1">
            <text:p>pass137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3</text:p>
          </table:table-cell>
          <table:table-cell office:value-type="float" office:value="150293" table:style-name="ce1">
            <text:p>150293</text:p>
          </table:table-cell>
          <table:table-cell office:value-type="string" table:style-name="ce1">
            <text:p>pass137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6</text:p>
          </table:table-cell>
          <table:table-cell office:value-type="float" office:value="170006" table:style-name="ce1">
            <text:p>170006</text:p>
          </table:table-cell>
          <table:table-cell office:value-type="string" table:style-name="ce1">
            <text:p>pass137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7</text:p>
          </table:table-cell>
          <table:table-cell office:value-type="float" office:value="170007" table:style-name="ce1">
            <text:p>170007</text:p>
          </table:table-cell>
          <table:table-cell office:value-type="string" table:style-name="ce1">
            <text:p>pass137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8</text:p>
          </table:table-cell>
          <table:table-cell office:value-type="float" office:value="170008" table:style-name="ce1">
            <text:p>170008</text:p>
          </table:table-cell>
          <table:table-cell office:value-type="string" table:style-name="ce1">
            <text:p>pass137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0</text:p>
          </table:table-cell>
          <table:table-cell office:value-type="float" office:value="170010" table:style-name="ce1">
            <text:p>170010</text:p>
          </table:table-cell>
          <table:table-cell office:value-type="string" table:style-name="ce1">
            <text:p>pass137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9</text:p>
          </table:table-cell>
          <table:table-cell office:value-type="float" office:value="170019" table:style-name="ce1">
            <text:p>170019</text:p>
          </table:table-cell>
          <table:table-cell office:value-type="string" table:style-name="ce1">
            <text:p>pass137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0</text:p>
          </table:table-cell>
          <table:table-cell office:value-type="float" office:value="170020" table:style-name="ce1">
            <text:p>170020</text:p>
          </table:table-cell>
          <table:table-cell office:value-type="string" table:style-name="ce1">
            <text:p>pass138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4</text:p>
          </table:table-cell>
          <table:table-cell office:value-type="float" office:value="170024" table:style-name="ce1">
            <text:p>170024</text:p>
          </table:table-cell>
          <table:table-cell office:value-type="string" table:style-name="ce1">
            <text:p>pass138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4</text:p>
          </table:table-cell>
          <table:table-cell office:value-type="float" office:value="170034" table:style-name="ce1">
            <text:p>170034</text:p>
          </table:table-cell>
          <table:table-cell office:value-type="string" table:style-name="ce1">
            <text:p>pass138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19</text:p>
          </table:table-cell>
          <table:table-cell office:value-type="float" office:value="150419" table:style-name="ce1">
            <text:p>150419</text:p>
          </table:table-cell>
          <table:table-cell office:value-type="string" table:style-name="ce1">
            <text:p>pass138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7</text:p>
          </table:table-cell>
          <table:table-cell office:value-type="float" office:value="160007" table:style-name="ce1">
            <text:p>160007</text:p>
          </table:table-cell>
          <table:table-cell office:value-type="string" table:style-name="ce1">
            <text:p>pass138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3</text:p>
          </table:table-cell>
          <table:table-cell office:value-type="float" office:value="160013" table:style-name="ce1">
            <text:p>160013</text:p>
          </table:table-cell>
          <table:table-cell office:value-type="string" table:style-name="ce1">
            <text:p>pass138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4</text:p>
          </table:table-cell>
          <table:table-cell office:value-type="float" office:value="160014" table:style-name="ce1">
            <text:p>160014</text:p>
          </table:table-cell>
          <table:table-cell office:value-type="string" table:style-name="ce1">
            <text:p>pass138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8</text:p>
          </table:table-cell>
          <table:table-cell office:value-type="float" office:value="160018" table:style-name="ce1">
            <text:p>160018</text:p>
          </table:table-cell>
          <table:table-cell office:value-type="string" table:style-name="ce1">
            <text:p>pass138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9</text:p>
          </table:table-cell>
          <table:table-cell office:value-type="float" office:value="160019" table:style-name="ce1">
            <text:p>160019</text:p>
          </table:table-cell>
          <table:table-cell office:value-type="string" table:style-name="ce1">
            <text:p>pass138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7</text:p>
          </table:table-cell>
          <table:table-cell office:value-type="float" office:value="160027" table:style-name="ce1">
            <text:p>160027</text:p>
          </table:table-cell>
          <table:table-cell office:value-type="string" table:style-name="ce1">
            <text:p>pass138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9</text:p>
          </table:table-cell>
          <table:table-cell office:value-type="float" office:value="160029" table:style-name="ce1">
            <text:p>160029</text:p>
          </table:table-cell>
          <table:table-cell office:value-type="string" table:style-name="ce1">
            <text:p>pass139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2</text:p>
          </table:table-cell>
          <table:table-cell office:value-type="float" office:value="160032" table:style-name="ce1">
            <text:p>160032</text:p>
          </table:table-cell>
          <table:table-cell office:value-type="string" table:style-name="ce1">
            <text:p>pass139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9</text:p>
          </table:table-cell>
          <table:table-cell office:value-type="float" office:value="170039" table:style-name="ce1">
            <text:p>170039</text:p>
          </table:table-cell>
          <table:table-cell office:value-type="string" table:style-name="ce1">
            <text:p>pass139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5</text:p>
          </table:table-cell>
          <table:table-cell office:value-type="float" office:value="140275" table:style-name="ce1">
            <text:p>140275</text:p>
          </table:table-cell>
          <table:table-cell office:value-type="string" table:style-name="ce1">
            <text:p>pass139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8</text:p>
          </table:table-cell>
          <table:table-cell office:value-type="float" office:value="150238" table:style-name="ce1">
            <text:p>150238</text:p>
          </table:table-cell>
          <table:table-cell office:value-type="string" table:style-name="ce1">
            <text:p>pass139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0</text:p>
          </table:table-cell>
          <table:table-cell office:value-type="float" office:value="150240" table:style-name="ce1">
            <text:p>150240</text:p>
          </table:table-cell>
          <table:table-cell office:value-type="string" table:style-name="ce1">
            <text:p>pass139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2</text:p>
          </table:table-cell>
          <table:table-cell office:value-type="float" office:value="150242" table:style-name="ce1">
            <text:p>150242</text:p>
          </table:table-cell>
          <table:table-cell office:value-type="string" table:style-name="ce1">
            <text:p>pass139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9</text:p>
          </table:table-cell>
          <table:table-cell office:value-type="float" office:value="150249" table:style-name="ce1">
            <text:p>150249</text:p>
          </table:table-cell>
          <table:table-cell office:value-type="string" table:style-name="ce1">
            <text:p>pass139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3</text:p>
          </table:table-cell>
          <table:table-cell office:value-type="float" office:value="150253" table:style-name="ce1">
            <text:p>150253</text:p>
          </table:table-cell>
          <table:table-cell office:value-type="string" table:style-name="ce1">
            <text:p>pass139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7</text:p>
          </table:table-cell>
          <table:table-cell office:value-type="float" office:value="150257" table:style-name="ce1">
            <text:p>150257</text:p>
          </table:table-cell>
          <table:table-cell office:value-type="string" table:style-name="ce1">
            <text:p>pass139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8</text:p>
          </table:table-cell>
          <table:table-cell office:value-type="float" office:value="150268" table:style-name="ce1">
            <text:p>150268</text:p>
          </table:table-cell>
          <table:table-cell office:value-type="string" table:style-name="ce1">
            <text:p>pass140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2</text:p>
          </table:table-cell>
          <table:table-cell office:value-type="float" office:value="150272" table:style-name="ce1">
            <text:p>150272</text:p>
          </table:table-cell>
          <table:table-cell office:value-type="string" table:style-name="ce1">
            <text:p>pass140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4</text:p>
          </table:table-cell>
          <table:table-cell office:value-type="float" office:value="150274" table:style-name="ce1">
            <text:p>150274</text:p>
          </table:table-cell>
          <table:table-cell office:value-type="string" table:style-name="ce1">
            <text:p>pass140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8</text:p>
          </table:table-cell>
          <table:table-cell office:value-type="float" office:value="150278" table:style-name="ce1">
            <text:p>150278</text:p>
          </table:table-cell>
          <table:table-cell office:value-type="string" table:style-name="ce1">
            <text:p>pass140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8</text:p>
          </table:table-cell>
          <table:table-cell office:value-type="float" office:value="150288" table:style-name="ce1">
            <text:p>150288</text:p>
          </table:table-cell>
          <table:table-cell office:value-type="string" table:style-name="ce1">
            <text:p>pass140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0</text:p>
          </table:table-cell>
          <table:table-cell office:value-type="float" office:value="150290" table:style-name="ce1">
            <text:p>150290</text:p>
          </table:table-cell>
          <table:table-cell office:value-type="string" table:style-name="ce1">
            <text:p>pass140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7</text:p>
          </table:table-cell>
          <table:table-cell office:value-type="float" office:value="150297" table:style-name="ce1">
            <text:p>150297</text:p>
          </table:table-cell>
          <table:table-cell office:value-type="string" table:style-name="ce1">
            <text:p>pass140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8</text:p>
          </table:table-cell>
          <table:table-cell office:value-type="float" office:value="150298" table:style-name="ce1">
            <text:p>150298</text:p>
          </table:table-cell>
          <table:table-cell office:value-type="string" table:style-name="ce1">
            <text:p>pass140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9</text:p>
          </table:table-cell>
          <table:table-cell office:value-type="float" office:value="150299" table:style-name="ce1">
            <text:p>150299</text:p>
          </table:table-cell>
          <table:table-cell office:value-type="string" table:style-name="ce1">
            <text:p>pass140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06</text:p>
          </table:table-cell>
          <table:table-cell office:value-type="float" office:value="150306" table:style-name="ce1">
            <text:p>150306</text:p>
          </table:table-cell>
          <table:table-cell office:value-type="string" table:style-name="ce1">
            <text:p>pass140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3</text:p>
          </table:table-cell>
          <table:table-cell office:value-type="float" office:value="150323" table:style-name="ce1">
            <text:p>150323</text:p>
          </table:table-cell>
          <table:table-cell office:value-type="string" table:style-name="ce1">
            <text:p>pass141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4</text:p>
          </table:table-cell>
          <table:table-cell office:value-type="float" office:value="150324" table:style-name="ce1">
            <text:p>150324</text:p>
          </table:table-cell>
          <table:table-cell office:value-type="string" table:style-name="ce1">
            <text:p>pass141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5</text:p>
          </table:table-cell>
          <table:table-cell office:value-type="float" office:value="150325" table:style-name="ce1">
            <text:p>150325</text:p>
          </table:table-cell>
          <table:table-cell office:value-type="string" table:style-name="ce1">
            <text:p>pass141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6</text:p>
          </table:table-cell>
          <table:table-cell office:value-type="float" office:value="150326" table:style-name="ce1">
            <text:p>150326</text:p>
          </table:table-cell>
          <table:table-cell office:value-type="string" table:style-name="ce1">
            <text:p>pass141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7</text:p>
          </table:table-cell>
          <table:table-cell office:value-type="float" office:value="150327" table:style-name="ce1">
            <text:p>150327</text:p>
          </table:table-cell>
          <table:table-cell office:value-type="string" table:style-name="ce1">
            <text:p>pass141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6</text:p>
          </table:table-cell>
          <table:table-cell office:value-type="float" office:value="150336" table:style-name="ce1">
            <text:p>150336</text:p>
          </table:table-cell>
          <table:table-cell office:value-type="string" table:style-name="ce1">
            <text:p>pass141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0</text:p>
          </table:table-cell>
          <table:table-cell office:value-type="float" office:value="150340" table:style-name="ce1">
            <text:p>150340</text:p>
          </table:table-cell>
          <table:table-cell office:value-type="string" table:style-name="ce1">
            <text:p>pass141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1</text:p>
          </table:table-cell>
          <table:table-cell office:value-type="float" office:value="150341" table:style-name="ce1">
            <text:p>150341</text:p>
          </table:table-cell>
          <table:table-cell office:value-type="string" table:style-name="ce1">
            <text:p>pass141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4</text:p>
          </table:table-cell>
          <table:table-cell office:value-type="float" office:value="150344" table:style-name="ce1">
            <text:p>150344</text:p>
          </table:table-cell>
          <table:table-cell office:value-type="string" table:style-name="ce1">
            <text:p>pass141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8</text:p>
          </table:table-cell>
          <table:table-cell office:value-type="float" office:value="150348" table:style-name="ce1">
            <text:p>150348</text:p>
          </table:table-cell>
          <table:table-cell office:value-type="string" table:style-name="ce1">
            <text:p>pass141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9</text:p>
          </table:table-cell>
          <table:table-cell office:value-type="float" office:value="150349" table:style-name="ce1">
            <text:p>150349</text:p>
          </table:table-cell>
          <table:table-cell office:value-type="string" table:style-name="ce1">
            <text:p>pass142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0</text:p>
          </table:table-cell>
          <table:table-cell office:value-type="float" office:value="150360" table:style-name="ce1">
            <text:p>150360</text:p>
          </table:table-cell>
          <table:table-cell office:value-type="string" table:style-name="ce1">
            <text:p>pass142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1</text:p>
          </table:table-cell>
          <table:table-cell office:value-type="float" office:value="150361" table:style-name="ce1">
            <text:p>150361</text:p>
          </table:table-cell>
          <table:table-cell office:value-type="string" table:style-name="ce1">
            <text:p>pass142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4</text:p>
          </table:table-cell>
          <table:table-cell office:value-type="float" office:value="150364" table:style-name="ce1">
            <text:p>150364</text:p>
          </table:table-cell>
          <table:table-cell office:value-type="string" table:style-name="ce1">
            <text:p>pass142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8</text:p>
          </table:table-cell>
          <table:table-cell office:value-type="float" office:value="150368" table:style-name="ce1">
            <text:p>150368</text:p>
          </table:table-cell>
          <table:table-cell office:value-type="string" table:style-name="ce1">
            <text:p>pass142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1</text:p>
          </table:table-cell>
          <table:table-cell office:value-type="float" office:value="150391" table:style-name="ce1">
            <text:p>150391</text:p>
          </table:table-cell>
          <table:table-cell office:value-type="string" table:style-name="ce1">
            <text:p>pass142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5</text:p>
          </table:table-cell>
          <table:table-cell office:value-type="float" office:value="150395" table:style-name="ce1">
            <text:p>150395</text:p>
          </table:table-cell>
          <table:table-cell office:value-type="string" table:style-name="ce1">
            <text:p>pass142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6</text:p>
          </table:table-cell>
          <table:table-cell office:value-type="float" office:value="150396" table:style-name="ce1">
            <text:p>150396</text:p>
          </table:table-cell>
          <table:table-cell office:value-type="string" table:style-name="ce1">
            <text:p>pass142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7</text:p>
          </table:table-cell>
          <table:table-cell office:value-type="float" office:value="150407" table:style-name="ce1">
            <text:p>150407</text:p>
          </table:table-cell>
          <table:table-cell office:value-type="string" table:style-name="ce1">
            <text:p>pass142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9</text:p>
          </table:table-cell>
          <table:table-cell office:value-type="float" office:value="150449" table:style-name="ce1">
            <text:p>150449</text:p>
          </table:table-cell>
          <table:table-cell office:value-type="string" table:style-name="ce1">
            <text:p>pass142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4</text:p>
          </table:table-cell>
          <table:table-cell office:value-type="float" office:value="140274" table:style-name="ce1">
            <text:p>140274</text:p>
          </table:table-cell>
          <table:table-cell office:value-type="string" table:style-name="ce1">
            <text:p>pass143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6</text:p>
          </table:table-cell>
          <table:table-cell office:value-type="float" office:value="150226" table:style-name="ce1">
            <text:p>150226</text:p>
          </table:table-cell>
          <table:table-cell office:value-type="string" table:style-name="ce1">
            <text:p>pass143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8</text:p>
          </table:table-cell>
          <table:table-cell office:value-type="float" office:value="150228" table:style-name="ce1">
            <text:p>150228</text:p>
          </table:table-cell>
          <table:table-cell office:value-type="string" table:style-name="ce1">
            <text:p>pass143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0</text:p>
          </table:table-cell>
          <table:table-cell office:value-type="float" office:value="150370" table:style-name="ce1">
            <text:p>150370</text:p>
          </table:table-cell>
          <table:table-cell office:value-type="string" table:style-name="ce1">
            <text:p>pass143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7</text:p>
          </table:table-cell>
          <table:table-cell office:value-type="float" office:value="150377" table:style-name="ce1">
            <text:p>150377</text:p>
          </table:table-cell>
          <table:table-cell office:value-type="string" table:style-name="ce1">
            <text:p>pass143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0</text:p>
          </table:table-cell>
          <table:table-cell office:value-type="float" office:value="150380" table:style-name="ce1">
            <text:p>150380</text:p>
          </table:table-cell>
          <table:table-cell office:value-type="string" table:style-name="ce1">
            <text:p>pass143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98-0432</text:p>
          </table:table-cell>
          <table:table-cell office:value-type="float" office:value="980432" table:style-name="ce1">
            <text:p>980432</text:p>
          </table:table-cell>
          <table:table-cell office:value-type="string" table:style-name="ce1">
            <text:p>pass143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4</text:p>
          </table:table-cell>
          <table:table-cell office:value-type="float" office:value="150254" table:style-name="ce1">
            <text:p>150254</text:p>
          </table:table-cell>
          <table:table-cell office:value-type="string" table:style-name="ce1">
            <text:p>pass143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9</text:p>
          </table:table-cell>
          <table:table-cell office:value-type="float" office:value="150259" table:style-name="ce1">
            <text:p>150259</text:p>
          </table:table-cell>
          <table:table-cell office:value-type="string" table:style-name="ce1">
            <text:p>pass143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2</text:p>
          </table:table-cell>
          <table:table-cell office:value-type="float" office:value="150262" table:style-name="ce1">
            <text:p>150262</text:p>
          </table:table-cell>
          <table:table-cell office:value-type="string" table:style-name="ce1">
            <text:p>pass143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9</text:p>
          </table:table-cell>
          <table:table-cell office:value-type="float" office:value="150279" table:style-name="ce1">
            <text:p>150279</text:p>
          </table:table-cell>
          <table:table-cell office:value-type="string" table:style-name="ce1">
            <text:p>pass144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05</text:p>
          </table:table-cell>
          <table:table-cell office:value-type="float" office:value="150305" table:style-name="ce1">
            <text:p>150305</text:p>
          </table:table-cell>
          <table:table-cell office:value-type="string" table:style-name="ce1">
            <text:p>pass144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1</text:p>
          </table:table-cell>
          <table:table-cell office:value-type="float" office:value="150311" table:style-name="ce1">
            <text:p>150311</text:p>
          </table:table-cell>
          <table:table-cell office:value-type="string" table:style-name="ce1">
            <text:p>pass144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5</text:p>
          </table:table-cell>
          <table:table-cell office:value-type="float" office:value="150335" table:style-name="ce1">
            <text:p>150335</text:p>
          </table:table-cell>
          <table:table-cell office:value-type="string" table:style-name="ce1">
            <text:p>pass144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5</text:p>
          </table:table-cell>
          <table:table-cell office:value-type="float" office:value="150345" table:style-name="ce1">
            <text:p>150345</text:p>
          </table:table-cell>
          <table:table-cell office:value-type="string" table:style-name="ce1">
            <text:p>pass144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4</text:p>
          </table:table-cell>
          <table:table-cell office:value-type="float" office:value="150384" table:style-name="ce1">
            <text:p>150384</text:p>
          </table:table-cell>
          <table:table-cell office:value-type="string" table:style-name="ce1">
            <text:p>pass144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9</text:p>
          </table:table-cell>
          <table:table-cell office:value-type="float" office:value="130089" table:style-name="ce1">
            <text:p>130089</text:p>
          </table:table-cell>
          <table:table-cell office:value-type="string" table:style-name="ce1">
            <text:p>pass144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18</text:p>
          </table:table-cell>
          <table:table-cell office:value-type="float" office:value="130218" table:style-name="ce1">
            <text:p>130218</text:p>
          </table:table-cell>
          <table:table-cell office:value-type="string" table:style-name="ce1">
            <text:p>pass144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04</text:p>
          </table:table-cell>
          <table:table-cell office:value-type="float" office:value="140004" table:style-name="ce1">
            <text:p>140004</text:p>
          </table:table-cell>
          <table:table-cell office:value-type="string" table:style-name="ce1">
            <text:p>pass144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09</text:p>
          </table:table-cell>
          <table:table-cell office:value-type="float" office:value="140009" table:style-name="ce1">
            <text:p>140009</text:p>
          </table:table-cell>
          <table:table-cell office:value-type="string" table:style-name="ce1">
            <text:p>pass144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12</text:p>
          </table:table-cell>
          <table:table-cell office:value-type="float" office:value="140012" table:style-name="ce1">
            <text:p>140012</text:p>
          </table:table-cell>
          <table:table-cell office:value-type="string" table:style-name="ce1">
            <text:p>pass145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20</text:p>
          </table:table-cell>
          <table:table-cell office:value-type="float" office:value="140020" table:style-name="ce1">
            <text:p>140020</text:p>
          </table:table-cell>
          <table:table-cell office:value-type="string" table:style-name="ce1">
            <text:p>pass145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23</text:p>
          </table:table-cell>
          <table:table-cell office:value-type="float" office:value="140023" table:style-name="ce1">
            <text:p>140023</text:p>
          </table:table-cell>
          <table:table-cell office:value-type="string" table:style-name="ce1">
            <text:p>pass145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6</text:p>
          </table:table-cell>
          <table:table-cell office:value-type="float" office:value="140036" table:style-name="ce1">
            <text:p>140036</text:p>
          </table:table-cell>
          <table:table-cell office:value-type="string" table:style-name="ce1">
            <text:p>pass145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3</text:p>
          </table:table-cell>
          <table:table-cell office:value-type="float" office:value="140043" table:style-name="ce1">
            <text:p>140043</text:p>
          </table:table-cell>
          <table:table-cell office:value-type="string" table:style-name="ce1">
            <text:p>pass145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9</text:p>
          </table:table-cell>
          <table:table-cell office:value-type="float" office:value="140049" table:style-name="ce1">
            <text:p>140049</text:p>
          </table:table-cell>
          <table:table-cell office:value-type="string" table:style-name="ce1">
            <text:p>pass145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2</text:p>
          </table:table-cell>
          <table:table-cell office:value-type="float" office:value="140052" table:style-name="ce1">
            <text:p>140052</text:p>
          </table:table-cell>
          <table:table-cell office:value-type="string" table:style-name="ce1">
            <text:p>pass145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5</text:p>
          </table:table-cell>
          <table:table-cell office:value-type="float" office:value="140055" table:style-name="ce1">
            <text:p>140055</text:p>
          </table:table-cell>
          <table:table-cell office:value-type="string" table:style-name="ce1">
            <text:p>pass145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7</text:p>
          </table:table-cell>
          <table:table-cell office:value-type="float" office:value="140057" table:style-name="ce1">
            <text:p>140057</text:p>
          </table:table-cell>
          <table:table-cell office:value-type="string" table:style-name="ce1">
            <text:p>pass145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8</text:p>
          </table:table-cell>
          <table:table-cell office:value-type="float" office:value="140058" table:style-name="ce1">
            <text:p>140058</text:p>
          </table:table-cell>
          <table:table-cell office:value-type="string" table:style-name="ce1">
            <text:p>pass145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1</text:p>
          </table:table-cell>
          <table:table-cell office:value-type="float" office:value="140061" table:style-name="ce1">
            <text:p>140061</text:p>
          </table:table-cell>
          <table:table-cell office:value-type="string" table:style-name="ce1">
            <text:p>pass146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2</text:p>
          </table:table-cell>
          <table:table-cell office:value-type="float" office:value="140062" table:style-name="ce1">
            <text:p>140062</text:p>
          </table:table-cell>
          <table:table-cell office:value-type="string" table:style-name="ce1">
            <text:p>pass146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7</text:p>
          </table:table-cell>
          <table:table-cell office:value-type="float" office:value="140067" table:style-name="ce1">
            <text:p>140067</text:p>
          </table:table-cell>
          <table:table-cell office:value-type="string" table:style-name="ce1">
            <text:p>pass146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8</text:p>
          </table:table-cell>
          <table:table-cell office:value-type="float" office:value="140068" table:style-name="ce1">
            <text:p>140068</text:p>
          </table:table-cell>
          <table:table-cell office:value-type="string" table:style-name="ce1">
            <text:p>pass146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9</text:p>
          </table:table-cell>
          <table:table-cell office:value-type="float" office:value="140069" table:style-name="ce1">
            <text:p>140069</text:p>
          </table:table-cell>
          <table:table-cell office:value-type="string" table:style-name="ce1">
            <text:p>pass146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5</text:p>
          </table:table-cell>
          <table:table-cell office:value-type="float" office:value="140075" table:style-name="ce1">
            <text:p>140075</text:p>
          </table:table-cell>
          <table:table-cell office:value-type="string" table:style-name="ce1">
            <text:p>pass146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7</text:p>
          </table:table-cell>
          <table:table-cell office:value-type="float" office:value="140077" table:style-name="ce1">
            <text:p>140077</text:p>
          </table:table-cell>
          <table:table-cell office:value-type="string" table:style-name="ce1">
            <text:p>pass146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8</text:p>
          </table:table-cell>
          <table:table-cell office:value-type="float" office:value="140078" table:style-name="ce1">
            <text:p>140078</text:p>
          </table:table-cell>
          <table:table-cell office:value-type="string" table:style-name="ce1">
            <text:p>pass146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82</text:p>
          </table:table-cell>
          <table:table-cell office:value-type="float" office:value="140082" table:style-name="ce1">
            <text:p>140082</text:p>
          </table:table-cell>
          <table:table-cell office:value-type="string" table:style-name="ce1">
            <text:p>pass146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7</text:p>
          </table:table-cell>
          <table:table-cell office:value-type="float" office:value="140097" table:style-name="ce1">
            <text:p>140097</text:p>
          </table:table-cell>
          <table:table-cell office:value-type="string" table:style-name="ce1">
            <text:p>pass146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7</text:p>
          </table:table-cell>
          <table:table-cell office:value-type="float" office:value="140107" table:style-name="ce1">
            <text:p>140107</text:p>
          </table:table-cell>
          <table:table-cell office:value-type="string" table:style-name="ce1">
            <text:p>pass147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19</text:p>
          </table:table-cell>
          <table:table-cell office:value-type="float" office:value="140419" table:style-name="ce1">
            <text:p>140419</text:p>
          </table:table-cell>
          <table:table-cell office:value-type="string" table:style-name="ce1">
            <text:p>pass147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1</text:p>
          </table:table-cell>
          <table:table-cell office:value-type="float" office:value="150101" table:style-name="ce1">
            <text:p>150101</text:p>
          </table:table-cell>
          <table:table-cell office:value-type="string" table:style-name="ce1">
            <text:p>pass147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7</text:p>
          </table:table-cell>
          <table:table-cell office:value-type="float" office:value="150107" table:style-name="ce1">
            <text:p>150107</text:p>
          </table:table-cell>
          <table:table-cell office:value-type="string" table:style-name="ce1">
            <text:p>pass147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0</text:p>
          </table:table-cell>
          <table:table-cell office:value-type="float" office:value="150110" table:style-name="ce1">
            <text:p>150110</text:p>
          </table:table-cell>
          <table:table-cell office:value-type="string" table:style-name="ce1">
            <text:p>pass147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2</text:p>
          </table:table-cell>
          <table:table-cell office:value-type="float" office:value="150112" table:style-name="ce1">
            <text:p>150112</text:p>
          </table:table-cell>
          <table:table-cell office:value-type="string" table:style-name="ce1">
            <text:p>pass147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4</text:p>
          </table:table-cell>
          <table:table-cell office:value-type="float" office:value="150114" table:style-name="ce1">
            <text:p>150114</text:p>
          </table:table-cell>
          <table:table-cell office:value-type="string" table:style-name="ce1">
            <text:p>pass147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5</text:p>
          </table:table-cell>
          <table:table-cell office:value-type="float" office:value="150115" table:style-name="ce1">
            <text:p>150115</text:p>
          </table:table-cell>
          <table:table-cell office:value-type="string" table:style-name="ce1">
            <text:p>pass147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7</text:p>
          </table:table-cell>
          <table:table-cell office:value-type="float" office:value="150117" table:style-name="ce1">
            <text:p>150117</text:p>
          </table:table-cell>
          <table:table-cell office:value-type="string" table:style-name="ce1">
            <text:p>pass147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8</text:p>
          </table:table-cell>
          <table:table-cell office:value-type="float" office:value="150118" table:style-name="ce1">
            <text:p>150118</text:p>
          </table:table-cell>
          <table:table-cell office:value-type="string" table:style-name="ce1">
            <text:p>pass147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0</text:p>
          </table:table-cell>
          <table:table-cell office:value-type="float" office:value="150120" table:style-name="ce1">
            <text:p>150120</text:p>
          </table:table-cell>
          <table:table-cell office:value-type="string" table:style-name="ce1">
            <text:p>pass148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6</text:p>
          </table:table-cell>
          <table:table-cell office:value-type="float" office:value="150126" table:style-name="ce1">
            <text:p>150126</text:p>
          </table:table-cell>
          <table:table-cell office:value-type="string" table:style-name="ce1">
            <text:p>pass148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8</text:p>
          </table:table-cell>
          <table:table-cell office:value-type="float" office:value="150128" table:style-name="ce1">
            <text:p>150128</text:p>
          </table:table-cell>
          <table:table-cell office:value-type="string" table:style-name="ce1">
            <text:p>pass148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0</text:p>
          </table:table-cell>
          <table:table-cell office:value-type="float" office:value="150130" table:style-name="ce1">
            <text:p>150130</text:p>
          </table:table-cell>
          <table:table-cell office:value-type="string" table:style-name="ce1">
            <text:p>pass148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1</text:p>
          </table:table-cell>
          <table:table-cell office:value-type="float" office:value="150131" table:style-name="ce1">
            <text:p>150131</text:p>
          </table:table-cell>
          <table:table-cell office:value-type="string" table:style-name="ce1">
            <text:p>pass148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2</text:p>
          </table:table-cell>
          <table:table-cell office:value-type="float" office:value="150132" table:style-name="ce1">
            <text:p>150132</text:p>
          </table:table-cell>
          <table:table-cell office:value-type="string" table:style-name="ce1">
            <text:p>pass148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4</text:p>
          </table:table-cell>
          <table:table-cell office:value-type="float" office:value="150134" table:style-name="ce1">
            <text:p>150134</text:p>
          </table:table-cell>
          <table:table-cell office:value-type="string" table:style-name="ce1">
            <text:p>pass148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5</text:p>
          </table:table-cell>
          <table:table-cell office:value-type="float" office:value="150135" table:style-name="ce1">
            <text:p>150135</text:p>
          </table:table-cell>
          <table:table-cell office:value-type="string" table:style-name="ce1">
            <text:p>pass148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8</text:p>
          </table:table-cell>
          <table:table-cell office:value-type="float" office:value="150138" table:style-name="ce1">
            <text:p>150138</text:p>
          </table:table-cell>
          <table:table-cell office:value-type="string" table:style-name="ce1">
            <text:p>pass148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2</text:p>
          </table:table-cell>
          <table:table-cell office:value-type="float" office:value="150142" table:style-name="ce1">
            <text:p>150142</text:p>
          </table:table-cell>
          <table:table-cell office:value-type="string" table:style-name="ce1">
            <text:p>pass148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6</text:p>
          </table:table-cell>
          <table:table-cell office:value-type="float" office:value="150146" table:style-name="ce1">
            <text:p>150146</text:p>
          </table:table-cell>
          <table:table-cell office:value-type="string" table:style-name="ce1">
            <text:p>pass149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7</text:p>
          </table:table-cell>
          <table:table-cell office:value-type="float" office:value="150147" table:style-name="ce1">
            <text:p>150147</text:p>
          </table:table-cell>
          <table:table-cell office:value-type="string" table:style-name="ce1">
            <text:p>pass149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5</text:p>
          </table:table-cell>
          <table:table-cell office:value-type="float" office:value="150155" table:style-name="ce1">
            <text:p>150155</text:p>
          </table:table-cell>
          <table:table-cell office:value-type="string" table:style-name="ce1">
            <text:p>pass149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9</text:p>
          </table:table-cell>
          <table:table-cell office:value-type="float" office:value="150159" table:style-name="ce1">
            <text:p>150159</text:p>
          </table:table-cell>
          <table:table-cell office:value-type="string" table:style-name="ce1">
            <text:p>pass149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1</text:p>
          </table:table-cell>
          <table:table-cell office:value-type="float" office:value="150161" table:style-name="ce1">
            <text:p>150161</text:p>
          </table:table-cell>
          <table:table-cell office:value-type="string" table:style-name="ce1">
            <text:p>pass149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2</text:p>
          </table:table-cell>
          <table:table-cell office:value-type="float" office:value="150162" table:style-name="ce1">
            <text:p>150162</text:p>
          </table:table-cell>
          <table:table-cell office:value-type="string" table:style-name="ce1">
            <text:p>pass149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3</text:p>
          </table:table-cell>
          <table:table-cell office:value-type="float" office:value="150163" table:style-name="ce1">
            <text:p>150163</text:p>
          </table:table-cell>
          <table:table-cell office:value-type="string" table:style-name="ce1">
            <text:p>pass149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4</text:p>
          </table:table-cell>
          <table:table-cell office:value-type="float" office:value="150164" table:style-name="ce1">
            <text:p>150164</text:p>
          </table:table-cell>
          <table:table-cell office:value-type="string" table:style-name="ce1">
            <text:p>pass149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6</text:p>
          </table:table-cell>
          <table:table-cell office:value-type="float" office:value="150166" table:style-name="ce1">
            <text:p>150166</text:p>
          </table:table-cell>
          <table:table-cell office:value-type="string" table:style-name="ce1">
            <text:p>pass149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7</text:p>
          </table:table-cell>
          <table:table-cell office:value-type="float" office:value="150167" table:style-name="ce1">
            <text:p>150167</text:p>
          </table:table-cell>
          <table:table-cell office:value-type="string" table:style-name="ce1">
            <text:p>pass149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0</text:p>
          </table:table-cell>
          <table:table-cell office:value-type="float" office:value="150170" table:style-name="ce1">
            <text:p>150170</text:p>
          </table:table-cell>
          <table:table-cell office:value-type="string" table:style-name="ce1">
            <text:p>pass150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1</text:p>
          </table:table-cell>
          <table:table-cell office:value-type="float" office:value="150171" table:style-name="ce1">
            <text:p>150171</text:p>
          </table:table-cell>
          <table:table-cell office:value-type="string" table:style-name="ce1">
            <text:p>pass150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4</text:p>
          </table:table-cell>
          <table:table-cell office:value-type="float" office:value="150174" table:style-name="ce1">
            <text:p>150174</text:p>
          </table:table-cell>
          <table:table-cell office:value-type="string" table:style-name="ce1">
            <text:p>pass150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5</text:p>
          </table:table-cell>
          <table:table-cell office:value-type="float" office:value="150185" table:style-name="ce1">
            <text:p>150185</text:p>
          </table:table-cell>
          <table:table-cell office:value-type="string" table:style-name="ce1">
            <text:p>pass150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7</text:p>
          </table:table-cell>
          <table:table-cell office:value-type="float" office:value="150187" table:style-name="ce1">
            <text:p>150187</text:p>
          </table:table-cell>
          <table:table-cell office:value-type="string" table:style-name="ce1">
            <text:p>pass150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9</text:p>
          </table:table-cell>
          <table:table-cell office:value-type="float" office:value="150189" table:style-name="ce1">
            <text:p>150189</text:p>
          </table:table-cell>
          <table:table-cell office:value-type="string" table:style-name="ce1">
            <text:p>pass150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7</text:p>
          </table:table-cell>
          <table:table-cell office:value-type="float" office:value="150197" table:style-name="ce1">
            <text:p>150197</text:p>
          </table:table-cell>
          <table:table-cell office:value-type="string" table:style-name="ce1">
            <text:p>pass150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9</text:p>
          </table:table-cell>
          <table:table-cell office:value-type="float" office:value="150199" table:style-name="ce1">
            <text:p>150199</text:p>
          </table:table-cell>
          <table:table-cell office:value-type="string" table:style-name="ce1">
            <text:p>pass150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2</text:p>
          </table:table-cell>
          <table:table-cell office:value-type="float" office:value="150202" table:style-name="ce1">
            <text:p>150202</text:p>
          </table:table-cell>
          <table:table-cell office:value-type="string" table:style-name="ce1">
            <text:p>pass150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6</text:p>
          </table:table-cell>
          <table:table-cell office:value-type="float" office:value="170046" table:style-name="ce1">
            <text:p>170046</text:p>
          </table:table-cell>
          <table:table-cell office:value-type="string" table:style-name="ce1">
            <text:p>pass150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7</text:p>
          </table:table-cell>
          <table:table-cell office:value-type="float" office:value="170047" table:style-name="ce1">
            <text:p>170047</text:p>
          </table:table-cell>
          <table:table-cell office:value-type="string" table:style-name="ce1">
            <text:p>pass151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8</text:p>
          </table:table-cell>
          <table:table-cell office:value-type="float" office:value="170048" table:style-name="ce1">
            <text:p>170048</text:p>
          </table:table-cell>
          <table:table-cell office:value-type="string" table:style-name="ce1">
            <text:p>pass151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0</text:p>
          </table:table-cell>
          <table:table-cell office:value-type="float" office:value="170050" table:style-name="ce1">
            <text:p>170050</text:p>
          </table:table-cell>
          <table:table-cell office:value-type="string" table:style-name="ce1">
            <text:p>pass151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1</text:p>
          </table:table-cell>
          <table:table-cell office:value-type="float" office:value="170051" table:style-name="ce1">
            <text:p>170051</text:p>
          </table:table-cell>
          <table:table-cell office:value-type="string" table:style-name="ce1">
            <text:p>pass151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2</text:p>
          </table:table-cell>
          <table:table-cell office:value-type="float" office:value="170052" table:style-name="ce1">
            <text:p>170052</text:p>
          </table:table-cell>
          <table:table-cell office:value-type="string" table:style-name="ce1">
            <text:p>pass151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5</text:p>
          </table:table-cell>
          <table:table-cell office:value-type="float" office:value="150435" table:style-name="ce1">
            <text:p>150435</text:p>
          </table:table-cell>
          <table:table-cell office:value-type="string" table:style-name="ce1">
            <text:p>pass151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3</text:p>
          </table:table-cell>
          <table:table-cell office:value-type="float" office:value="160083" table:style-name="ce1">
            <text:p>160083</text:p>
          </table:table-cell>
          <table:table-cell office:value-type="string" table:style-name="ce1">
            <text:p>pass151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4</text:p>
          </table:table-cell>
          <table:table-cell office:value-type="float" office:value="160084" table:style-name="ce1">
            <text:p>160084</text:p>
          </table:table-cell>
          <table:table-cell office:value-type="string" table:style-name="ce1">
            <text:p>pass151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5</text:p>
          </table:table-cell>
          <table:table-cell office:value-type="float" office:value="160085" table:style-name="ce1">
            <text:p>160085</text:p>
          </table:table-cell>
          <table:table-cell office:value-type="string" table:style-name="ce1">
            <text:p>pass151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4</text:p>
          </table:table-cell>
          <table:table-cell office:value-type="float" office:value="160094" table:style-name="ce1">
            <text:p>160094</text:p>
          </table:table-cell>
          <table:table-cell office:value-type="string" table:style-name="ce1">
            <text:p>pass151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5</text:p>
          </table:table-cell>
          <table:table-cell office:value-type="float" office:value="160095" table:style-name="ce1">
            <text:p>160095</text:p>
          </table:table-cell>
          <table:table-cell office:value-type="string" table:style-name="ce1">
            <text:p>pass152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9</text:p>
          </table:table-cell>
          <table:table-cell office:value-type="float" office:value="160099" table:style-name="ce1">
            <text:p>160099</text:p>
          </table:table-cell>
          <table:table-cell office:value-type="string" table:style-name="ce1">
            <text:p>pass152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3</text:p>
          </table:table-cell>
          <table:table-cell office:value-type="float" office:value="160103" table:style-name="ce1">
            <text:p>160103</text:p>
          </table:table-cell>
          <table:table-cell office:value-type="string" table:style-name="ce1">
            <text:p>pass152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7</text:p>
          </table:table-cell>
          <table:table-cell office:value-type="float" office:value="160107" table:style-name="ce1">
            <text:p>160107</text:p>
          </table:table-cell>
          <table:table-cell office:value-type="string" table:style-name="ce1">
            <text:p>pass152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8</text:p>
          </table:table-cell>
          <table:table-cell office:value-type="float" office:value="160128" table:style-name="ce1">
            <text:p>160128</text:p>
          </table:table-cell>
          <table:table-cell office:value-type="string" table:style-name="ce1">
            <text:p>pass152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2</text:p>
          </table:table-cell>
          <table:table-cell office:value-type="float" office:value="150212" table:style-name="ce1">
            <text:p>150212</text:p>
          </table:table-cell>
          <table:table-cell office:value-type="string" table:style-name="ce1">
            <text:p>pass152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3</text:p>
          </table:table-cell>
          <table:table-cell office:value-type="float" office:value="150213" table:style-name="ce1">
            <text:p>150213</text:p>
          </table:table-cell>
          <table:table-cell office:value-type="string" table:style-name="ce1">
            <text:p>pass152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4</text:p>
          </table:table-cell>
          <table:table-cell office:value-type="float" office:value="150214" table:style-name="ce1">
            <text:p>150214</text:p>
          </table:table-cell>
          <table:table-cell office:value-type="string" table:style-name="ce1">
            <text:p>pass152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5</text:p>
          </table:table-cell>
          <table:table-cell office:value-type="float" office:value="150215" table:style-name="ce1">
            <text:p>150215</text:p>
          </table:table-cell>
          <table:table-cell office:value-type="string" table:style-name="ce1">
            <text:p>pass152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2</text:p>
          </table:table-cell>
          <table:table-cell office:value-type="float" office:value="150222" table:style-name="ce1">
            <text:p>150222</text:p>
          </table:table-cell>
          <table:table-cell office:value-type="string" table:style-name="ce1">
            <text:p>pass152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1</text:p>
          </table:table-cell>
          <table:table-cell office:value-type="float" office:value="150251" table:style-name="ce1">
            <text:p>150251</text:p>
          </table:table-cell>
          <table:table-cell office:value-type="string" table:style-name="ce1">
            <text:p>pass153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10</text:p>
          </table:table-cell>
          <table:table-cell office:value-type="float" office:value="150410" table:style-name="ce1">
            <text:p>150410</text:p>
          </table:table-cell>
          <table:table-cell office:value-type="string" table:style-name="ce1">
            <text:p>pass153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0</text:p>
          </table:table-cell>
          <table:table-cell office:value-type="float" office:value="170040" table:style-name="ce1">
            <text:p>170040</text:p>
          </table:table-cell>
          <table:table-cell office:value-type="string" table:style-name="ce1">
            <text:p>pass153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2</text:p>
          </table:table-cell>
          <table:table-cell office:value-type="float" office:value="150392" table:style-name="ce1">
            <text:p>150392</text:p>
          </table:table-cell>
          <table:table-cell office:value-type="string" table:style-name="ce1">
            <text:p>pass153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1</text:p>
          </table:table-cell>
          <table:table-cell office:value-type="float" office:value="150431" table:style-name="ce1">
            <text:p>150431</text:p>
          </table:table-cell>
          <table:table-cell office:value-type="string" table:style-name="ce1">
            <text:p>pass153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3</text:p>
          </table:table-cell>
          <table:table-cell office:value-type="float" office:value="150443" table:style-name="ce1">
            <text:p>150443</text:p>
          </table:table-cell>
          <table:table-cell office:value-type="string" table:style-name="ce1">
            <text:p>pass153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22</text:p>
          </table:table-cell>
          <table:table-cell office:value-type="float" office:value="130122" table:style-name="ce1">
            <text:p>130122</text:p>
          </table:table-cell>
          <table:table-cell office:value-type="string" table:style-name="ce1">
            <text:p>pass153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27</text:p>
          </table:table-cell>
          <table:table-cell office:value-type="float" office:value="140127" table:style-name="ce1">
            <text:p>140127</text:p>
          </table:table-cell>
          <table:table-cell office:value-type="string" table:style-name="ce1">
            <text:p>pass153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33</text:p>
          </table:table-cell>
          <table:table-cell office:value-type="float" office:value="140133" table:style-name="ce1">
            <text:p>140133</text:p>
          </table:table-cell>
          <table:table-cell office:value-type="string" table:style-name="ce1">
            <text:p>pass153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45</text:p>
          </table:table-cell>
          <table:table-cell office:value-type="float" office:value="140145" table:style-name="ce1">
            <text:p>140145</text:p>
          </table:table-cell>
          <table:table-cell office:value-type="string" table:style-name="ce1">
            <text:p>pass153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7</text:p>
          </table:table-cell>
          <table:table-cell office:value-type="float" office:value="140207" table:style-name="ce1">
            <text:p>140207</text:p>
          </table:table-cell>
          <table:table-cell office:value-type="string" table:style-name="ce1">
            <text:p>pass154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63</text:p>
          </table:table-cell>
          <table:table-cell office:value-type="float" office:value="150063" table:style-name="ce1">
            <text:p>150063</text:p>
          </table:table-cell>
          <table:table-cell office:value-type="string" table:style-name="ce1">
            <text:p>pass154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0</text:p>
          </table:table-cell>
          <table:table-cell office:value-type="float" office:value="150070" table:style-name="ce1">
            <text:p>150070</text:p>
          </table:table-cell>
          <table:table-cell office:value-type="string" table:style-name="ce1">
            <text:p>pass154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1</text:p>
          </table:table-cell>
          <table:table-cell office:value-type="float" office:value="150071" table:style-name="ce1">
            <text:p>150071</text:p>
          </table:table-cell>
          <table:table-cell office:value-type="string" table:style-name="ce1">
            <text:p>pass154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2</text:p>
          </table:table-cell>
          <table:table-cell office:value-type="float" office:value="150072" table:style-name="ce1">
            <text:p>150072</text:p>
          </table:table-cell>
          <table:table-cell office:value-type="string" table:style-name="ce1">
            <text:p>pass154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5</text:p>
          </table:table-cell>
          <table:table-cell office:value-type="float" office:value="150075" table:style-name="ce1">
            <text:p>150075</text:p>
          </table:table-cell>
          <table:table-cell office:value-type="string" table:style-name="ce1">
            <text:p>pass154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88</text:p>
          </table:table-cell>
          <table:table-cell office:value-type="float" office:value="150088" table:style-name="ce1">
            <text:p>150088</text:p>
          </table:table-cell>
          <table:table-cell office:value-type="string" table:style-name="ce1">
            <text:p>pass154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90</text:p>
          </table:table-cell>
          <table:table-cell office:value-type="float" office:value="150090" table:style-name="ce1">
            <text:p>150090</text:p>
          </table:table-cell>
          <table:table-cell office:value-type="string" table:style-name="ce1">
            <text:p>pass154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92</text:p>
          </table:table-cell>
          <table:table-cell office:value-type="float" office:value="150092" table:style-name="ce1">
            <text:p>150092</text:p>
          </table:table-cell>
          <table:table-cell office:value-type="string" table:style-name="ce1">
            <text:p>pass154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93</text:p>
          </table:table-cell>
          <table:table-cell office:value-type="float" office:value="150093" table:style-name="ce1">
            <text:p>150093</text:p>
          </table:table-cell>
          <table:table-cell office:value-type="string" table:style-name="ce1">
            <text:p>pass154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8</text:p>
          </table:table-cell>
          <table:table-cell office:value-type="float" office:value="150398" table:style-name="ce1">
            <text:p>150398</text:p>
          </table:table-cell>
          <table:table-cell office:value-type="string" table:style-name="ce1">
            <text:p>pass155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4</text:p>
          </table:table-cell>
          <table:table-cell office:value-type="float" office:value="160054" table:style-name="ce1">
            <text:p>160054</text:p>
          </table:table-cell>
          <table:table-cell office:value-type="string" table:style-name="ce1">
            <text:p>pass155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6</text:p>
          </table:table-cell>
          <table:table-cell office:value-type="float" office:value="160056" table:style-name="ce1">
            <text:p>160056</text:p>
          </table:table-cell>
          <table:table-cell office:value-type="string" table:style-name="ce1">
            <text:p>pass155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3</text:p>
          </table:table-cell>
          <table:table-cell office:value-type="float" office:value="150433" table:style-name="ce1">
            <text:p>150433</text:p>
          </table:table-cell>
          <table:table-cell office:value-type="string" table:style-name="ce1">
            <text:p>pass155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48</text:p>
          </table:table-cell>
          <table:table-cell office:value-type="float" office:value="130248" table:style-name="ce1">
            <text:p>130248</text:p>
          </table:table-cell>
          <table:table-cell office:value-type="string" table:style-name="ce1">
            <text:p>pass155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0</text:p>
          </table:table-cell>
          <table:table-cell office:value-type="float" office:value="140240" table:style-name="ce1">
            <text:p>140240</text:p>
          </table:table-cell>
          <table:table-cell office:value-type="string" table:style-name="ce1">
            <text:p>pass155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9</text:p>
          </table:table-cell>
          <table:table-cell office:value-type="float" office:value="140309" table:style-name="ce1">
            <text:p>140309</text:p>
          </table:table-cell>
          <table:table-cell office:value-type="string" table:style-name="ce1">
            <text:p>pass155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2</text:p>
          </table:table-cell>
          <table:table-cell office:value-type="float" office:value="170002" table:style-name="ce1">
            <text:p>170002</text:p>
          </table:table-cell>
          <table:table-cell office:value-type="string" table:style-name="ce1">
            <text:p>pass155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3</text:p>
          </table:table-cell>
          <table:table-cell office:value-type="float" office:value="170003" table:style-name="ce1">
            <text:p>170003</text:p>
          </table:table-cell>
          <table:table-cell office:value-type="string" table:style-name="ce1">
            <text:p>pass155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2</text:p>
          </table:table-cell>
          <table:table-cell office:value-type="float" office:value="170012" table:style-name="ce1">
            <text:p>170012</text:p>
          </table:table-cell>
          <table:table-cell office:value-type="string" table:style-name="ce1">
            <text:p>pass155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4</text:p>
          </table:table-cell>
          <table:table-cell office:value-type="float" office:value="170014" table:style-name="ce1">
            <text:p>170014</text:p>
          </table:table-cell>
          <table:table-cell office:value-type="string" table:style-name="ce1">
            <text:p>pass156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8</text:p>
          </table:table-cell>
          <table:table-cell office:value-type="float" office:value="170028" table:style-name="ce1">
            <text:p>170028</text:p>
          </table:table-cell>
          <table:table-cell office:value-type="string" table:style-name="ce1">
            <text:p>pass156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3</text:p>
          </table:table-cell>
          <table:table-cell office:value-type="float" office:value="160003" table:style-name="ce1">
            <text:p>160003</text:p>
          </table:table-cell>
          <table:table-cell office:value-type="string" table:style-name="ce1">
            <text:p>pass156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1</text:p>
          </table:table-cell>
          <table:table-cell office:value-type="float" office:value="160011" table:style-name="ce1">
            <text:p>160011</text:p>
          </table:table-cell>
          <table:table-cell office:value-type="string" table:style-name="ce1">
            <text:p>pass156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2</text:p>
          </table:table-cell>
          <table:table-cell office:value-type="float" office:value="160012" table:style-name="ce1">
            <text:p>160012</text:p>
          </table:table-cell>
          <table:table-cell office:value-type="string" table:style-name="ce1">
            <text:p>pass156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4</text:p>
          </table:table-cell>
          <table:table-cell office:value-type="float" office:value="160134" table:style-name="ce1">
            <text:p>160134</text:p>
          </table:table-cell>
          <table:table-cell office:value-type="string" table:style-name="ce1">
            <text:p>pass156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3</text:p>
          </table:table-cell>
          <table:table-cell office:value-type="float" office:value="150233" table:style-name="ce1">
            <text:p>150233</text:p>
          </table:table-cell>
          <table:table-cell office:value-type="string" table:style-name="ce1">
            <text:p>pass156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7</text:p>
          </table:table-cell>
          <table:table-cell office:value-type="float" office:value="150247" table:style-name="ce1">
            <text:p>150247</text:p>
          </table:table-cell>
          <table:table-cell office:value-type="string" table:style-name="ce1">
            <text:p>pass156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6</text:p>
          </table:table-cell>
          <table:table-cell office:value-type="float" office:value="150266" table:style-name="ce1">
            <text:p>150266</text:p>
          </table:table-cell>
          <table:table-cell office:value-type="string" table:style-name="ce1">
            <text:p>pass156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7</text:p>
          </table:table-cell>
          <table:table-cell office:value-type="float" office:value="150267" table:style-name="ce1">
            <text:p>150267</text:p>
          </table:table-cell>
          <table:table-cell office:value-type="string" table:style-name="ce1">
            <text:p>pass156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0</text:p>
          </table:table-cell>
          <table:table-cell office:value-type="float" office:value="150270" table:style-name="ce1">
            <text:p>150270</text:p>
          </table:table-cell>
          <table:table-cell office:value-type="string" table:style-name="ce1">
            <text:p>pass157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3</text:p>
          </table:table-cell>
          <table:table-cell office:value-type="float" office:value="150313" table:style-name="ce1">
            <text:p>150313</text:p>
          </table:table-cell>
          <table:table-cell office:value-type="string" table:style-name="ce1">
            <text:p>pass157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7</text:p>
          </table:table-cell>
          <table:table-cell office:value-type="float" office:value="150317" table:style-name="ce1">
            <text:p>150317</text:p>
          </table:table-cell>
          <table:table-cell office:value-type="string" table:style-name="ce1">
            <text:p>pass157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6</text:p>
          </table:table-cell>
          <table:table-cell office:value-type="float" office:value="150346" table:style-name="ce1">
            <text:p>150346</text:p>
          </table:table-cell>
          <table:table-cell office:value-type="string" table:style-name="ce1">
            <text:p>pass157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9</text:p>
          </table:table-cell>
          <table:table-cell office:value-type="float" office:value="150359" table:style-name="ce1">
            <text:p>150359</text:p>
          </table:table-cell>
          <table:table-cell office:value-type="string" table:style-name="ce1">
            <text:p>pass157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4</text:p>
          </table:table-cell>
          <table:table-cell office:value-type="float" office:value="150374" table:style-name="ce1">
            <text:p>150374</text:p>
          </table:table-cell>
          <table:table-cell office:value-type="string" table:style-name="ce1">
            <text:p>pass157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5</text:p>
          </table:table-cell>
          <table:table-cell office:value-type="float" office:value="150375" table:style-name="ce1">
            <text:p>150375</text:p>
          </table:table-cell>
          <table:table-cell office:value-type="string" table:style-name="ce1">
            <text:p>pass157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9</text:p>
          </table:table-cell>
          <table:table-cell office:value-type="float" office:value="150399" table:style-name="ce1">
            <text:p>150399</text:p>
          </table:table-cell>
          <table:table-cell office:value-type="string" table:style-name="ce1">
            <text:p>pass157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8</text:p>
          </table:table-cell>
          <table:table-cell office:value-type="float" office:value="150428" table:style-name="ce1">
            <text:p>150428</text:p>
          </table:table-cell>
          <table:table-cell office:value-type="string" table:style-name="ce1">
            <text:p>pass157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70</text:p>
          </table:table-cell>
          <table:table-cell office:value-type="float" office:value="101770" table:style-name="ce1">
            <text:p>101770</text:p>
          </table:table-cell>
          <table:table-cell office:value-type="string" table:style-name="ce1">
            <text:p>pass157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3</text:p>
          </table:table-cell>
          <table:table-cell office:value-type="float" office:value="140223" table:style-name="ce1">
            <text:p>140223</text:p>
          </table:table-cell>
          <table:table-cell office:value-type="string" table:style-name="ce1">
            <text:p>pass158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2</text:p>
          </table:table-cell>
          <table:table-cell office:value-type="float" office:value="140252" table:style-name="ce1">
            <text:p>140252</text:p>
          </table:table-cell>
          <table:table-cell office:value-type="string" table:style-name="ce1">
            <text:p>pass158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1</text:p>
          </table:table-cell>
          <table:table-cell office:value-type="float" office:value="140291" table:style-name="ce1">
            <text:p>140291</text:p>
          </table:table-cell>
          <table:table-cell office:value-type="string" table:style-name="ce1">
            <text:p>pass158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3</text:p>
          </table:table-cell>
          <table:table-cell office:value-type="float" office:value="140293" table:style-name="ce1">
            <text:p>140293</text:p>
          </table:table-cell>
          <table:table-cell office:value-type="string" table:style-name="ce1">
            <text:p>pass158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7</text:p>
          </table:table-cell>
          <table:table-cell office:value-type="float" office:value="140297" table:style-name="ce1">
            <text:p>140297</text:p>
          </table:table-cell>
          <table:table-cell office:value-type="string" table:style-name="ce1">
            <text:p>pass158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8</text:p>
          </table:table-cell>
          <table:table-cell office:value-type="float" office:value="140298" table:style-name="ce1">
            <text:p>140298</text:p>
          </table:table-cell>
          <table:table-cell office:value-type="string" table:style-name="ce1">
            <text:p>pass158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9</text:p>
          </table:table-cell>
          <table:table-cell office:value-type="float" office:value="140299" table:style-name="ce1">
            <text:p>140299</text:p>
          </table:table-cell>
          <table:table-cell office:value-type="string" table:style-name="ce1">
            <text:p>pass158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1</text:p>
          </table:table-cell>
          <table:table-cell office:value-type="float" office:value="140301" table:style-name="ce1">
            <text:p>140301</text:p>
          </table:table-cell>
          <table:table-cell office:value-type="string" table:style-name="ce1">
            <text:p>pass158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2</text:p>
          </table:table-cell>
          <table:table-cell office:value-type="float" office:value="140302" table:style-name="ce1">
            <text:p>140302</text:p>
          </table:table-cell>
          <table:table-cell office:value-type="string" table:style-name="ce1">
            <text:p>pass158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3</text:p>
          </table:table-cell>
          <table:table-cell office:value-type="float" office:value="140303" table:style-name="ce1">
            <text:p>140303</text:p>
          </table:table-cell>
          <table:table-cell office:value-type="string" table:style-name="ce1">
            <text:p>pass158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5</text:p>
          </table:table-cell>
          <table:table-cell office:value-type="float" office:value="140305" table:style-name="ce1">
            <text:p>140305</text:p>
          </table:table-cell>
          <table:table-cell office:value-type="string" table:style-name="ce1">
            <text:p>pass159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6</text:p>
          </table:table-cell>
          <table:table-cell office:value-type="float" office:value="140306" table:style-name="ce1">
            <text:p>140306</text:p>
          </table:table-cell>
          <table:table-cell office:value-type="string" table:style-name="ce1">
            <text:p>pass159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8</text:p>
          </table:table-cell>
          <table:table-cell office:value-type="float" office:value="140368" table:style-name="ce1">
            <text:p>140368</text:p>
          </table:table-cell>
          <table:table-cell office:value-type="string" table:style-name="ce1">
            <text:p>pass159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2</text:p>
          </table:table-cell>
          <table:table-cell office:value-type="float" office:value="150422" table:style-name="ce1">
            <text:p>150422</text:p>
          </table:table-cell>
          <table:table-cell office:value-type="string" table:style-name="ce1">
            <text:p>pass159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66</text:p>
          </table:table-cell>
          <table:table-cell office:value-type="float" office:value="130266" table:style-name="ce1">
            <text:p>130266</text:p>
          </table:table-cell>
          <table:table-cell office:value-type="string" table:style-name="ce1">
            <text:p>pass159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0</text:p>
          </table:table-cell>
          <table:table-cell office:value-type="float" office:value="140200" table:style-name="ce1">
            <text:p>140200</text:p>
          </table:table-cell>
          <table:table-cell office:value-type="string" table:style-name="ce1">
            <text:p>pass159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2</text:p>
          </table:table-cell>
          <table:table-cell office:value-type="float" office:value="140332" table:style-name="ce1">
            <text:p>140332</text:p>
          </table:table-cell>
          <table:table-cell office:value-type="string" table:style-name="ce1">
            <text:p>pass159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7</text:p>
          </table:table-cell>
          <table:table-cell office:value-type="float" office:value="170017" table:style-name="ce1">
            <text:p>170017</text:p>
          </table:table-cell>
          <table:table-cell office:value-type="string" table:style-name="ce1">
            <text:p>pass159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7</text:p>
          </table:table-cell>
          <table:table-cell office:value-type="float" office:value="170027" table:style-name="ce1">
            <text:p>170027</text:p>
          </table:table-cell>
          <table:table-cell office:value-type="string" table:style-name="ce1">
            <text:p>pass159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5</text:p>
          </table:table-cell>
          <table:table-cell office:value-type="float" office:value="160005" table:style-name="ce1">
            <text:p>160005</text:p>
          </table:table-cell>
          <table:table-cell office:value-type="string" table:style-name="ce1">
            <text:p>pass159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0</text:p>
          </table:table-cell>
          <table:table-cell office:value-type="float" office:value="160010" table:style-name="ce1">
            <text:p>160010</text:p>
          </table:table-cell>
          <table:table-cell office:value-type="string" table:style-name="ce1">
            <text:p>pass160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6</text:p>
          </table:table-cell>
          <table:table-cell office:value-type="float" office:value="160016" table:style-name="ce1">
            <text:p>160016</text:p>
          </table:table-cell>
          <table:table-cell office:value-type="string" table:style-name="ce1">
            <text:p>pass160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7</text:p>
          </table:table-cell>
          <table:table-cell office:value-type="float" office:value="160017" table:style-name="ce1">
            <text:p>160017</text:p>
          </table:table-cell>
          <table:table-cell office:value-type="string" table:style-name="ce1">
            <text:p>pass160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2</text:p>
          </table:table-cell>
          <table:table-cell office:value-type="float" office:value="160022" table:style-name="ce1">
            <text:p>160022</text:p>
          </table:table-cell>
          <table:table-cell office:value-type="string" table:style-name="ce1">
            <text:p>pass160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3</text:p>
          </table:table-cell>
          <table:table-cell office:value-type="float" office:value="160023" table:style-name="ce1">
            <text:p>160023</text:p>
          </table:table-cell>
          <table:table-cell office:value-type="string" table:style-name="ce1">
            <text:p>pass160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5</text:p>
          </table:table-cell>
          <table:table-cell office:value-type="float" office:value="160025" table:style-name="ce1">
            <text:p>160025</text:p>
          </table:table-cell>
          <table:table-cell office:value-type="string" table:style-name="ce1">
            <text:p>pass160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6</text:p>
          </table:table-cell>
          <table:table-cell office:value-type="float" office:value="160026" table:style-name="ce1">
            <text:p>160026</text:p>
          </table:table-cell>
          <table:table-cell office:value-type="string" table:style-name="ce1">
            <text:p>pass160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6</text:p>
          </table:table-cell>
          <table:table-cell office:value-type="float" office:value="160036" table:style-name="ce1">
            <text:p>160036</text:p>
          </table:table-cell>
          <table:table-cell office:value-type="string" table:style-name="ce1">
            <text:p>pass160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7</text:p>
          </table:table-cell>
          <table:table-cell office:value-type="float" office:value="160037" table:style-name="ce1">
            <text:p>160037</text:p>
          </table:table-cell>
          <table:table-cell office:value-type="string" table:style-name="ce1">
            <text:p>pass160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3</text:p>
          </table:table-cell>
          <table:table-cell office:value-type="float" office:value="150273" table:style-name="ce1">
            <text:p>150273</text:p>
          </table:table-cell>
          <table:table-cell office:value-type="string" table:style-name="ce1">
            <text:p>pass160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02</text:p>
          </table:table-cell>
          <table:table-cell office:value-type="float" office:value="150302" table:style-name="ce1">
            <text:p>150302</text:p>
          </table:table-cell>
          <table:table-cell office:value-type="string" table:style-name="ce1">
            <text:p>pass161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0</text:p>
          </table:table-cell>
          <table:table-cell office:value-type="float" office:value="150310" table:style-name="ce1">
            <text:p>150310</text:p>
          </table:table-cell>
          <table:table-cell office:value-type="string" table:style-name="ce1">
            <text:p>pass161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2</text:p>
          </table:table-cell>
          <table:table-cell office:value-type="float" office:value="150352" table:style-name="ce1">
            <text:p>150352</text:p>
          </table:table-cell>
          <table:table-cell office:value-type="string" table:style-name="ce1">
            <text:p>pass161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8</text:p>
          </table:table-cell>
          <table:table-cell office:value-type="float" office:value="150358" table:style-name="ce1">
            <text:p>150358</text:p>
          </table:table-cell>
          <table:table-cell office:value-type="string" table:style-name="ce1">
            <text:p>pass161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3</text:p>
          </table:table-cell>
          <table:table-cell office:value-type="float" office:value="150403" table:style-name="ce1">
            <text:p>150403</text:p>
          </table:table-cell>
          <table:table-cell office:value-type="string" table:style-name="ce1">
            <text:p>pass161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0</text:p>
          </table:table-cell>
          <table:table-cell office:value-type="float" office:value="160080" table:style-name="ce1">
            <text:p>160080</text:p>
          </table:table-cell>
          <table:table-cell office:value-type="string" table:style-name="ce1">
            <text:p>pass161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1</text:p>
          </table:table-cell>
          <table:table-cell office:value-type="float" office:value="160081" table:style-name="ce1">
            <text:p>160081</text:p>
          </table:table-cell>
          <table:table-cell office:value-type="string" table:style-name="ce1">
            <text:p>pass161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-0048</text:p>
          </table:table-cell>
          <table:table-cell office:value-type="float" office:value="110048" table:style-name="ce1">
            <text:p>110048</text:p>
          </table:table-cell>
          <table:table-cell office:value-type="string" table:style-name="ce1">
            <text:p>pass161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4</text:p>
          </table:table-cell>
          <table:table-cell office:value-type="float" office:value="130084" table:style-name="ce1">
            <text:p>130084</text:p>
          </table:table-cell>
          <table:table-cell office:value-type="string" table:style-name="ce1">
            <text:p>pass161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16</text:p>
          </table:table-cell>
          <table:table-cell office:value-type="float" office:value="130316" table:style-name="ce1">
            <text:p>130316</text:p>
          </table:table-cell>
          <table:table-cell office:value-type="string" table:style-name="ce1">
            <text:p>pass161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74</text:p>
          </table:table-cell>
          <table:table-cell office:value-type="float" office:value="140174" table:style-name="ce1">
            <text:p>140174</text:p>
          </table:table-cell>
          <table:table-cell office:value-type="string" table:style-name="ce1">
            <text:p>pass162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75</text:p>
          </table:table-cell>
          <table:table-cell office:value-type="float" office:value="140175" table:style-name="ce1">
            <text:p>140175</text:p>
          </table:table-cell>
          <table:table-cell office:value-type="string" table:style-name="ce1">
            <text:p>pass162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1</text:p>
          </table:table-cell>
          <table:table-cell office:value-type="float" office:value="140181" table:style-name="ce1">
            <text:p>140181</text:p>
          </table:table-cell>
          <table:table-cell office:value-type="string" table:style-name="ce1">
            <text:p>pass162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2</text:p>
          </table:table-cell>
          <table:table-cell office:value-type="float" office:value="140182" table:style-name="ce1">
            <text:p>140182</text:p>
          </table:table-cell>
          <table:table-cell office:value-type="string" table:style-name="ce1">
            <text:p>pass162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4</text:p>
          </table:table-cell>
          <table:table-cell office:value-type="float" office:value="140184" table:style-name="ce1">
            <text:p>140184</text:p>
          </table:table-cell>
          <table:table-cell office:value-type="string" table:style-name="ce1">
            <text:p>pass162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9</text:p>
          </table:table-cell>
          <table:table-cell office:value-type="float" office:value="140189" table:style-name="ce1">
            <text:p>140189</text:p>
          </table:table-cell>
          <table:table-cell office:value-type="string" table:style-name="ce1">
            <text:p>pass162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0</text:p>
          </table:table-cell>
          <table:table-cell office:value-type="float" office:value="140190" table:style-name="ce1">
            <text:p>140190</text:p>
          </table:table-cell>
          <table:table-cell office:value-type="string" table:style-name="ce1">
            <text:p>pass162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5</text:p>
          </table:table-cell>
          <table:table-cell office:value-type="float" office:value="140195" table:style-name="ce1">
            <text:p>140195</text:p>
          </table:table-cell>
          <table:table-cell office:value-type="string" table:style-name="ce1">
            <text:p>pass162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0</text:p>
          </table:table-cell>
          <table:table-cell office:value-type="float" office:value="140430" table:style-name="ce1">
            <text:p>140430</text:p>
          </table:table-cell>
          <table:table-cell office:value-type="string" table:style-name="ce1">
            <text:p>pass162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1</text:p>
          </table:table-cell>
          <table:table-cell office:value-type="float" office:value="150001" table:style-name="ce1">
            <text:p>150001</text:p>
          </table:table-cell>
          <table:table-cell office:value-type="string" table:style-name="ce1">
            <text:p>pass162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2</text:p>
          </table:table-cell>
          <table:table-cell office:value-type="float" office:value="150002" table:style-name="ce1">
            <text:p>150002</text:p>
          </table:table-cell>
          <table:table-cell office:value-type="string" table:style-name="ce1">
            <text:p>pass163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7</text:p>
          </table:table-cell>
          <table:table-cell office:value-type="float" office:value="150007" table:style-name="ce1">
            <text:p>150007</text:p>
          </table:table-cell>
          <table:table-cell office:value-type="string" table:style-name="ce1">
            <text:p>pass163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9</text:p>
          </table:table-cell>
          <table:table-cell office:value-type="float" office:value="150009" table:style-name="ce1">
            <text:p>150009</text:p>
          </table:table-cell>
          <table:table-cell office:value-type="string" table:style-name="ce1">
            <text:p>pass163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0</text:p>
          </table:table-cell>
          <table:table-cell office:value-type="float" office:value="150010" table:style-name="ce1">
            <text:p>150010</text:p>
          </table:table-cell>
          <table:table-cell office:value-type="string" table:style-name="ce1">
            <text:p>pass163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3</text:p>
          </table:table-cell>
          <table:table-cell office:value-type="float" office:value="150013" table:style-name="ce1">
            <text:p>150013</text:p>
          </table:table-cell>
          <table:table-cell office:value-type="string" table:style-name="ce1">
            <text:p>pass163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5</text:p>
          </table:table-cell>
          <table:table-cell office:value-type="float" office:value="150015" table:style-name="ce1">
            <text:p>150015</text:p>
          </table:table-cell>
          <table:table-cell office:value-type="string" table:style-name="ce1">
            <text:p>pass163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6</text:p>
          </table:table-cell>
          <table:table-cell office:value-type="float" office:value="150016" table:style-name="ce1">
            <text:p>150016</text:p>
          </table:table-cell>
          <table:table-cell office:value-type="string" table:style-name="ce1">
            <text:p>pass163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0</text:p>
          </table:table-cell>
          <table:table-cell office:value-type="float" office:value="150020" table:style-name="ce1">
            <text:p>150020</text:p>
          </table:table-cell>
          <table:table-cell office:value-type="string" table:style-name="ce1">
            <text:p>pass163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2</text:p>
          </table:table-cell>
          <table:table-cell office:value-type="float" office:value="150022" table:style-name="ce1">
            <text:p>150022</text:p>
          </table:table-cell>
          <table:table-cell office:value-type="string" table:style-name="ce1">
            <text:p>pass163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7</text:p>
          </table:table-cell>
          <table:table-cell office:value-type="float" office:value="150437" table:style-name="ce1">
            <text:p>150437</text:p>
          </table:table-cell>
          <table:table-cell office:value-type="string" table:style-name="ce1">
            <text:p>pass163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9</text:p>
          </table:table-cell>
          <table:table-cell office:value-type="float" office:value="160059" table:style-name="ce1">
            <text:p>160059</text:p>
          </table:table-cell>
          <table:table-cell office:value-type="string" table:style-name="ce1">
            <text:p>pass164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5</text:p>
          </table:table-cell>
          <table:table-cell office:value-type="float" office:value="160065" table:style-name="ce1">
            <text:p>160065</text:p>
          </table:table-cell>
          <table:table-cell office:value-type="string" table:style-name="ce1">
            <text:p>pass164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2</text:p>
          </table:table-cell>
          <table:table-cell office:value-type="float" office:value="160122" table:style-name="ce1">
            <text:p>160122</text:p>
          </table:table-cell>
          <table:table-cell office:value-type="string" table:style-name="ce1">
            <text:p>pass164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3</text:p>
          </table:table-cell>
          <table:table-cell office:value-type="float" office:value="150453" table:style-name="ce1">
            <text:p>150453</text:p>
          </table:table-cell>
          <table:table-cell office:value-type="string" table:style-name="ce1">
            <text:p>pass164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12</text:p>
          </table:table-cell>
          <table:table-cell office:value-type="float" office:value="130112" table:style-name="ce1">
            <text:p>130112</text:p>
          </table:table-cell>
          <table:table-cell office:value-type="string" table:style-name="ce1">
            <text:p>pass164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5</text:p>
          </table:table-cell>
          <table:table-cell office:value-type="float" office:value="170005" table:style-name="ce1">
            <text:p>170005</text:p>
          </table:table-cell>
          <table:table-cell office:value-type="string" table:style-name="ce1">
            <text:p>pass164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5</text:p>
          </table:table-cell>
          <table:table-cell office:value-type="float" office:value="170015" table:style-name="ce1">
            <text:p>170015</text:p>
          </table:table-cell>
          <table:table-cell office:value-type="string" table:style-name="ce1">
            <text:p>pass164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0</text:p>
          </table:table-cell>
          <table:table-cell office:value-type="float" office:value="170030" table:style-name="ce1">
            <text:p>170030</text:p>
          </table:table-cell>
          <table:table-cell office:value-type="string" table:style-name="ce1">
            <text:p>pass164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3</text:p>
          </table:table-cell>
          <table:table-cell office:value-type="float" office:value="170033" table:style-name="ce1">
            <text:p>170033</text:p>
          </table:table-cell>
          <table:table-cell office:value-type="string" table:style-name="ce1">
            <text:p>pass164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6</text:p>
          </table:table-cell>
          <table:table-cell office:value-type="float" office:value="170056" table:style-name="ce1">
            <text:p>170056</text:p>
          </table:table-cell>
          <table:table-cell office:value-type="string" table:style-name="ce1">
            <text:p>pass164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6</text:p>
          </table:table-cell>
          <table:table-cell office:value-type="float" office:value="160006" table:style-name="ce1">
            <text:p>160006</text:p>
          </table:table-cell>
          <table:table-cell office:value-type="string" table:style-name="ce1">
            <text:p>pass165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3</text:p>
          </table:table-cell>
          <table:table-cell office:value-type="float" office:value="160033" table:style-name="ce1">
            <text:p>160033</text:p>
          </table:table-cell>
          <table:table-cell office:value-type="string" table:style-name="ce1">
            <text:p>pass165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4</text:p>
          </table:table-cell>
          <table:table-cell office:value-type="float" office:value="160034" table:style-name="ce1">
            <text:p>160034</text:p>
          </table:table-cell>
          <table:table-cell office:value-type="string" table:style-name="ce1">
            <text:p>pass165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5</text:p>
          </table:table-cell>
          <table:table-cell office:value-type="float" office:value="160035" table:style-name="ce1">
            <text:p>160035</text:p>
          </table:table-cell>
          <table:table-cell office:value-type="string" table:style-name="ce1">
            <text:p>pass165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4</text:p>
          </table:table-cell>
          <table:table-cell office:value-type="float" office:value="150244" table:style-name="ce1">
            <text:p>150244</text:p>
          </table:table-cell>
          <table:table-cell office:value-type="string" table:style-name="ce1">
            <text:p>pass165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6</text:p>
          </table:table-cell>
          <table:table-cell office:value-type="float" office:value="150246" table:style-name="ce1">
            <text:p>150246</text:p>
          </table:table-cell>
          <table:table-cell office:value-type="string" table:style-name="ce1">
            <text:p>pass165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7</text:p>
          </table:table-cell>
          <table:table-cell office:value-type="float" office:value="150287" table:style-name="ce1">
            <text:p>150287</text:p>
          </table:table-cell>
          <table:table-cell office:value-type="string" table:style-name="ce1">
            <text:p>pass165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2</text:p>
          </table:table-cell>
          <table:table-cell office:value-type="float" office:value="150292" table:style-name="ce1">
            <text:p>150292</text:p>
          </table:table-cell>
          <table:table-cell office:value-type="string" table:style-name="ce1">
            <text:p>pass165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6</text:p>
          </table:table-cell>
          <table:table-cell office:value-type="float" office:value="150316" table:style-name="ce1">
            <text:p>150316</text:p>
          </table:table-cell>
          <table:table-cell office:value-type="string" table:style-name="ce1">
            <text:p>pass165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8</text:p>
          </table:table-cell>
          <table:table-cell office:value-type="float" office:value="150318" table:style-name="ce1">
            <text:p>150318</text:p>
          </table:table-cell>
          <table:table-cell office:value-type="string" table:style-name="ce1">
            <text:p>pass165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8</text:p>
          </table:table-cell>
          <table:table-cell office:value-type="float" office:value="150328" table:style-name="ce1">
            <text:p>150328</text:p>
          </table:table-cell>
          <table:table-cell office:value-type="string" table:style-name="ce1">
            <text:p>pass166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2</text:p>
          </table:table-cell>
          <table:table-cell office:value-type="float" office:value="150362" table:style-name="ce1">
            <text:p>150362</text:p>
          </table:table-cell>
          <table:table-cell office:value-type="string" table:style-name="ce1">
            <text:p>pass166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3</text:p>
          </table:table-cell>
          <table:table-cell office:value-type="float" office:value="150383" table:style-name="ce1">
            <text:p>150383</text:p>
          </table:table-cell>
          <table:table-cell office:value-type="string" table:style-name="ce1">
            <text:p>pass166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6</text:p>
          </table:table-cell>
          <table:table-cell office:value-type="float" office:value="150456" table:style-name="ce1">
            <text:p>150456</text:p>
          </table:table-cell>
          <table:table-cell office:value-type="string" table:style-name="ce1">
            <text:p>pass166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2</text:p>
          </table:table-cell>
          <table:table-cell office:value-type="float" office:value="150442" table:style-name="ce1">
            <text:p>150442</text:p>
          </table:table-cell>
          <table:table-cell office:value-type="string" table:style-name="ce1">
            <text:p>pass166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-1655</text:p>
          </table:table-cell>
          <table:table-cell office:value-type="float" office:value="91655" table:style-name="ce1">
            <text:p>91655</text:p>
          </table:table-cell>
          <table:table-cell office:value-type="string" table:style-name="ce1">
            <text:p>pass166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6</text:p>
          </table:table-cell>
          <table:table-cell office:value-type="float" office:value="140296" table:style-name="ce1">
            <text:p>140296</text:p>
          </table:table-cell>
          <table:table-cell office:value-type="string" table:style-name="ce1">
            <text:p>pass166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0</text:p>
          </table:table-cell>
          <table:table-cell office:value-type="float" office:value="140300" table:style-name="ce1">
            <text:p>140300</text:p>
          </table:table-cell>
          <table:table-cell office:value-type="string" table:style-name="ce1">
            <text:p>pass166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3</text:p>
          </table:table-cell>
          <table:table-cell office:value-type="float" office:value="140313" table:style-name="ce1">
            <text:p>140313</text:p>
          </table:table-cell>
          <table:table-cell office:value-type="string" table:style-name="ce1">
            <text:p>pass166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4</text:p>
          </table:table-cell>
          <table:table-cell office:value-type="float" office:value="140314" table:style-name="ce1">
            <text:p>140314</text:p>
          </table:table-cell>
          <table:table-cell office:value-type="string" table:style-name="ce1">
            <text:p>pass166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5</text:p>
          </table:table-cell>
          <table:table-cell office:value-type="float" office:value="140315" table:style-name="ce1">
            <text:p>140315</text:p>
          </table:table-cell>
          <table:table-cell office:value-type="string" table:style-name="ce1">
            <text:p>pass167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6</text:p>
          </table:table-cell>
          <table:table-cell office:value-type="float" office:value="140316" table:style-name="ce1">
            <text:p>140316</text:p>
          </table:table-cell>
          <table:table-cell office:value-type="string" table:style-name="ce1">
            <text:p>pass167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7</text:p>
          </table:table-cell>
          <table:table-cell office:value-type="float" office:value="140317" table:style-name="ce1">
            <text:p>140317</text:p>
          </table:table-cell>
          <table:table-cell office:value-type="string" table:style-name="ce1">
            <text:p>pass167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9</text:p>
          </table:table-cell>
          <table:table-cell office:value-type="float" office:value="140319" table:style-name="ce1">
            <text:p>140319</text:p>
          </table:table-cell>
          <table:table-cell office:value-type="string" table:style-name="ce1">
            <text:p>pass167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0</text:p>
          </table:table-cell>
          <table:table-cell office:value-type="float" office:value="140320" table:style-name="ce1">
            <text:p>140320</text:p>
          </table:table-cell>
          <table:table-cell office:value-type="string" table:style-name="ce1">
            <text:p>pass167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2</text:p>
          </table:table-cell>
          <table:table-cell office:value-type="float" office:value="140322" table:style-name="ce1">
            <text:p>140322</text:p>
          </table:table-cell>
          <table:table-cell office:value-type="string" table:style-name="ce1">
            <text:p>pass167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9</text:p>
          </table:table-cell>
          <table:table-cell office:value-type="float" office:value="140329" table:style-name="ce1">
            <text:p>140329</text:p>
          </table:table-cell>
          <table:table-cell office:value-type="string" table:style-name="ce1">
            <text:p>pass167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7</text:p>
          </table:table-cell>
          <table:table-cell office:value-type="float" office:value="140337" table:style-name="ce1">
            <text:p>140337</text:p>
          </table:table-cell>
          <table:table-cell office:value-type="string" table:style-name="ce1">
            <text:p>pass167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8</text:p>
          </table:table-cell>
          <table:table-cell office:value-type="float" office:value="140338" table:style-name="ce1">
            <text:p>140338</text:p>
          </table:table-cell>
          <table:table-cell office:value-type="string" table:style-name="ce1">
            <text:p>pass167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1</text:p>
          </table:table-cell>
          <table:table-cell office:value-type="float" office:value="140361" table:style-name="ce1">
            <text:p>140361</text:p>
          </table:table-cell>
          <table:table-cell office:value-type="string" table:style-name="ce1">
            <text:p>pass167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5</text:p>
          </table:table-cell>
          <table:table-cell office:value-type="float" office:value="140365" table:style-name="ce1">
            <text:p>140365</text:p>
          </table:table-cell>
          <table:table-cell office:value-type="string" table:style-name="ce1">
            <text:p>pass168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8</text:p>
          </table:table-cell>
          <table:table-cell office:value-type="float" office:value="170018" table:style-name="ce1">
            <text:p>170018</text:p>
          </table:table-cell>
          <table:table-cell office:value-type="string" table:style-name="ce1">
            <text:p>pass168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5</text:p>
          </table:table-cell>
          <table:table-cell office:value-type="float" office:value="170025" table:style-name="ce1">
            <text:p>170025</text:p>
          </table:table-cell>
          <table:table-cell office:value-type="string" table:style-name="ce1">
            <text:p>pass168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4</text:p>
          </table:table-cell>
          <table:table-cell office:value-type="float" office:value="160004" table:style-name="ce1">
            <text:p>160004</text:p>
          </table:table-cell>
          <table:table-cell office:value-type="string" table:style-name="ce1">
            <text:p>pass168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1</text:p>
          </table:table-cell>
          <table:table-cell office:value-type="float" office:value="160031" table:style-name="ce1">
            <text:p>160031</text:p>
          </table:table-cell>
          <table:table-cell office:value-type="string" table:style-name="ce1">
            <text:p>pass168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6</text:p>
          </table:table-cell>
          <table:table-cell office:value-type="float" office:value="150236" table:style-name="ce1">
            <text:p>150236</text:p>
          </table:table-cell>
          <table:table-cell office:value-type="string" table:style-name="ce1">
            <text:p>pass168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1</text:p>
          </table:table-cell>
          <table:table-cell office:value-type="float" office:value="150241" table:style-name="ce1">
            <text:p>150241</text:p>
          </table:table-cell>
          <table:table-cell office:value-type="string" table:style-name="ce1">
            <text:p>pass168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4</text:p>
          </table:table-cell>
          <table:table-cell office:value-type="float" office:value="150294" table:style-name="ce1">
            <text:p>150294</text:p>
          </table:table-cell>
          <table:table-cell office:value-type="string" table:style-name="ce1">
            <text:p>pass168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1</text:p>
          </table:table-cell>
          <table:table-cell office:value-type="float" office:value="150351" table:style-name="ce1">
            <text:p>150351</text:p>
          </table:table-cell>
          <table:table-cell office:value-type="string" table:style-name="ce1">
            <text:p>pass168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6</text:p>
          </table:table-cell>
          <table:table-cell office:value-type="float" office:value="150356" table:style-name="ce1">
            <text:p>150356</text:p>
          </table:table-cell>
          <table:table-cell office:value-type="string" table:style-name="ce1">
            <text:p>pass168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3</text:p>
          </table:table-cell>
          <table:table-cell office:value-type="float" office:value="150373" table:style-name="ce1">
            <text:p>150373</text:p>
          </table:table-cell>
          <table:table-cell office:value-type="string" table:style-name="ce1">
            <text:p>pass169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4</text:p>
          </table:table-cell>
          <table:table-cell office:value-type="float" office:value="140324" table:style-name="ce1">
            <text:p>140324</text:p>
          </table:table-cell>
          <table:table-cell office:value-type="string" table:style-name="ce1">
            <text:p>pass169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5</text:p>
          </table:table-cell>
          <table:table-cell office:value-type="float" office:value="140325" table:style-name="ce1">
            <text:p>140325</text:p>
          </table:table-cell>
          <table:table-cell office:value-type="string" table:style-name="ce1">
            <text:p>pass169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6</text:p>
          </table:table-cell>
          <table:table-cell office:value-type="float" office:value="140326" table:style-name="ce1">
            <text:p>140326</text:p>
          </table:table-cell>
          <table:table-cell office:value-type="string" table:style-name="ce1">
            <text:p>pass169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0</text:p>
          </table:table-cell>
          <table:table-cell office:value-type="float" office:value="140330" table:style-name="ce1">
            <text:p>140330</text:p>
          </table:table-cell>
          <table:table-cell office:value-type="string" table:style-name="ce1">
            <text:p>pass169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09</text:p>
          </table:table-cell>
          <table:table-cell office:value-type="float" office:value="130309" table:style-name="ce1">
            <text:p>130309</text:p>
          </table:table-cell>
          <table:table-cell office:value-type="string" table:style-name="ce1">
            <text:p>pass169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10</text:p>
          </table:table-cell>
          <table:table-cell office:value-type="float" office:value="130310" table:style-name="ce1">
            <text:p>130310</text:p>
          </table:table-cell>
          <table:table-cell office:value-type="string" table:style-name="ce1">
            <text:p>pass169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6</text:p>
          </table:table-cell>
          <table:table-cell office:value-type="float" office:value="140266" table:style-name="ce1">
            <text:p>140266</text:p>
          </table:table-cell>
          <table:table-cell office:value-type="string" table:style-name="ce1">
            <text:p>pass169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9</text:p>
          </table:table-cell>
          <table:table-cell office:value-type="float" office:value="140339" table:style-name="ce1">
            <text:p>140339</text:p>
          </table:table-cell>
          <table:table-cell office:value-type="string" table:style-name="ce1">
            <text:p>pass169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4</text:p>
          </table:table-cell>
          <table:table-cell office:value-type="float" office:value="140364" table:style-name="ce1">
            <text:p>140364</text:p>
          </table:table-cell>
          <table:table-cell office:value-type="string" table:style-name="ce1">
            <text:p>pass169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4</text:p>
          </table:table-cell>
          <table:table-cell office:value-type="float" office:value="150234" table:style-name="ce1">
            <text:p>150234</text:p>
          </table:table-cell>
          <table:table-cell office:value-type="string" table:style-name="ce1">
            <text:p>pass170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4</text:p>
          </table:table-cell>
          <table:table-cell office:value-type="float" office:value="150264" table:style-name="ce1">
            <text:p>150264</text:p>
          </table:table-cell>
          <table:table-cell office:value-type="string" table:style-name="ce1">
            <text:p>pass170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1</text:p>
          </table:table-cell>
          <table:table-cell office:value-type="float" office:value="150281" table:style-name="ce1">
            <text:p>150281</text:p>
          </table:table-cell>
          <table:table-cell office:value-type="string" table:style-name="ce1">
            <text:p>pass170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4</text:p>
          </table:table-cell>
          <table:table-cell office:value-type="float" office:value="150314" table:style-name="ce1">
            <text:p>150314</text:p>
          </table:table-cell>
          <table:table-cell office:value-type="string" table:style-name="ce1">
            <text:p>pass170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0</text:p>
          </table:table-cell>
          <table:table-cell office:value-type="float" office:value="150330" table:style-name="ce1">
            <text:p>150330</text:p>
          </table:table-cell>
          <table:table-cell office:value-type="string" table:style-name="ce1">
            <text:p>pass170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6</text:p>
          </table:table-cell>
          <table:table-cell office:value-type="float" office:value="140336" table:style-name="ce1">
            <text:p>140336</text:p>
          </table:table-cell>
          <table:table-cell office:value-type="string" table:style-name="ce1">
            <text:p>pass170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5-1319</text:p>
          </table:table-cell>
          <table:table-cell office:value-type="float" office:value="51319" table:style-name="ce1">
            <text:p>51319</text:p>
          </table:table-cell>
          <table:table-cell office:value-type="string" table:style-name="ce1">
            <text:p>pass170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02</text:p>
          </table:table-cell>
          <table:table-cell office:value-type="float" office:value="101702" table:style-name="ce1">
            <text:p>101702</text:p>
          </table:table-cell>
          <table:table-cell office:value-type="string" table:style-name="ce1">
            <text:p>pass170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06</text:p>
          </table:table-cell>
          <table:table-cell office:value-type="float" office:value="101706" table:style-name="ce1">
            <text:p>101706</text:p>
          </table:table-cell>
          <table:table-cell office:value-type="string" table:style-name="ce1">
            <text:p>pass170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15</text:p>
          </table:table-cell>
          <table:table-cell office:value-type="float" office:value="101715" table:style-name="ce1">
            <text:p>101715</text:p>
          </table:table-cell>
          <table:table-cell office:value-type="string" table:style-name="ce1">
            <text:p>pass170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-0126</text:p>
          </table:table-cell>
          <table:table-cell office:value-type="float" office:value="110126" table:style-name="ce1">
            <text:p>110126</text:p>
          </table:table-cell>
          <table:table-cell office:value-type="string" table:style-name="ce1">
            <text:p>pass171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-0162</text:p>
          </table:table-cell>
          <table:table-cell office:value-type="float" office:value="110162" table:style-name="ce1">
            <text:p>110162</text:p>
          </table:table-cell>
          <table:table-cell office:value-type="string" table:style-name="ce1">
            <text:p>pass171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058</text:p>
          </table:table-cell>
          <table:table-cell office:value-type="float" office:value="120058" table:style-name="ce1">
            <text:p>120058</text:p>
          </table:table-cell>
          <table:table-cell office:value-type="string" table:style-name="ce1">
            <text:p>pass171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156</text:p>
          </table:table-cell>
          <table:table-cell office:value-type="float" office:value="120156" table:style-name="ce1">
            <text:p>120156</text:p>
          </table:table-cell>
          <table:table-cell office:value-type="string" table:style-name="ce1">
            <text:p>pass171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225</text:p>
          </table:table-cell>
          <table:table-cell office:value-type="float" office:value="120225" table:style-name="ce1">
            <text:p>120225</text:p>
          </table:table-cell>
          <table:table-cell office:value-type="string" table:style-name="ce1">
            <text:p>pass171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238</text:p>
          </table:table-cell>
          <table:table-cell office:value-type="float" office:value="120238" table:style-name="ce1">
            <text:p>120238</text:p>
          </table:table-cell>
          <table:table-cell office:value-type="string" table:style-name="ce1">
            <text:p>pass171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17</text:p>
          </table:table-cell>
          <table:table-cell office:value-type="float" office:value="130017" table:style-name="ce1">
            <text:p>130017</text:p>
          </table:table-cell>
          <table:table-cell office:value-type="string" table:style-name="ce1">
            <text:p>pass171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48</text:p>
          </table:table-cell>
          <table:table-cell office:value-type="float" office:value="130048" table:style-name="ce1">
            <text:p>130048</text:p>
          </table:table-cell>
          <table:table-cell office:value-type="string" table:style-name="ce1">
            <text:p>pass171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51</text:p>
          </table:table-cell>
          <table:table-cell office:value-type="float" office:value="130051" table:style-name="ce1">
            <text:p>130051</text:p>
          </table:table-cell>
          <table:table-cell office:value-type="string" table:style-name="ce1">
            <text:p>pass171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60</text:p>
          </table:table-cell>
          <table:table-cell office:value-type="float" office:value="130060" table:style-name="ce1">
            <text:p>130060</text:p>
          </table:table-cell>
          <table:table-cell office:value-type="string" table:style-name="ce1">
            <text:p>pass171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76</text:p>
          </table:table-cell>
          <table:table-cell office:value-type="float" office:value="130076" table:style-name="ce1">
            <text:p>130076</text:p>
          </table:table-cell>
          <table:table-cell office:value-type="string" table:style-name="ce1">
            <text:p>pass172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79</text:p>
          </table:table-cell>
          <table:table-cell office:value-type="float" office:value="130079" table:style-name="ce1">
            <text:p>130079</text:p>
          </table:table-cell>
          <table:table-cell office:value-type="string" table:style-name="ce1">
            <text:p>pass172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2</text:p>
          </table:table-cell>
          <table:table-cell office:value-type="float" office:value="130082" table:style-name="ce1">
            <text:p>130082</text:p>
          </table:table-cell>
          <table:table-cell office:value-type="string" table:style-name="ce1">
            <text:p>pass172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6</text:p>
          </table:table-cell>
          <table:table-cell office:value-type="float" office:value="130086" table:style-name="ce1">
            <text:p>130086</text:p>
          </table:table-cell>
          <table:table-cell office:value-type="string" table:style-name="ce1">
            <text:p>pass172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17</text:p>
          </table:table-cell>
          <table:table-cell office:value-type="float" office:value="130117" table:style-name="ce1">
            <text:p>130117</text:p>
          </table:table-cell>
          <table:table-cell office:value-type="string" table:style-name="ce1">
            <text:p>pass172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19</text:p>
          </table:table-cell>
          <table:table-cell office:value-type="float" office:value="130219" table:style-name="ce1">
            <text:p>130219</text:p>
          </table:table-cell>
          <table:table-cell office:value-type="string" table:style-name="ce1">
            <text:p>pass172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20</text:p>
          </table:table-cell>
          <table:table-cell office:value-type="float" office:value="130220" table:style-name="ce1">
            <text:p>130220</text:p>
          </table:table-cell>
          <table:table-cell office:value-type="string" table:style-name="ce1">
            <text:p>pass172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22</text:p>
          </table:table-cell>
          <table:table-cell office:value-type="float" office:value="130222" table:style-name="ce1">
            <text:p>130222</text:p>
          </table:table-cell>
          <table:table-cell office:value-type="string" table:style-name="ce1">
            <text:p>pass172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37</text:p>
          </table:table-cell>
          <table:table-cell office:value-type="float" office:value="130237" table:style-name="ce1">
            <text:p>130237</text:p>
          </table:table-cell>
          <table:table-cell office:value-type="string" table:style-name="ce1">
            <text:p>pass172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88</text:p>
          </table:table-cell>
          <table:table-cell office:value-type="float" office:value="130288" table:style-name="ce1">
            <text:p>130288</text:p>
          </table:table-cell>
          <table:table-cell office:value-type="string" table:style-name="ce1">
            <text:p>pass172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23</text:p>
          </table:table-cell>
          <table:table-cell office:value-type="float" office:value="130323" table:style-name="ce1">
            <text:p>130323</text:p>
          </table:table-cell>
          <table:table-cell office:value-type="string" table:style-name="ce1">
            <text:p>pass173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05</text:p>
          </table:table-cell>
          <table:table-cell office:value-type="float" office:value="140005" table:style-name="ce1">
            <text:p>140005</text:p>
          </table:table-cell>
          <table:table-cell office:value-type="string" table:style-name="ce1">
            <text:p>pass173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15</text:p>
          </table:table-cell>
          <table:table-cell office:value-type="float" office:value="140015" table:style-name="ce1">
            <text:p>140015</text:p>
          </table:table-cell>
          <table:table-cell office:value-type="string" table:style-name="ce1">
            <text:p>pass173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19</text:p>
          </table:table-cell>
          <table:table-cell office:value-type="float" office:value="140019" table:style-name="ce1">
            <text:p>140019</text:p>
          </table:table-cell>
          <table:table-cell office:value-type="string" table:style-name="ce1">
            <text:p>pass173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24</text:p>
          </table:table-cell>
          <table:table-cell office:value-type="float" office:value="140024" table:style-name="ce1">
            <text:p>140024</text:p>
          </table:table-cell>
          <table:table-cell office:value-type="string" table:style-name="ce1">
            <text:p>pass173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2</text:p>
          </table:table-cell>
          <table:table-cell office:value-type="float" office:value="140032" table:style-name="ce1">
            <text:p>140032</text:p>
          </table:table-cell>
          <table:table-cell office:value-type="string" table:style-name="ce1">
            <text:p>pass173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3</text:p>
          </table:table-cell>
          <table:table-cell office:value-type="float" office:value="140033" table:style-name="ce1">
            <text:p>140033</text:p>
          </table:table-cell>
          <table:table-cell office:value-type="string" table:style-name="ce1">
            <text:p>pass173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9</text:p>
          </table:table-cell>
          <table:table-cell office:value-type="float" office:value="140039" table:style-name="ce1">
            <text:p>140039</text:p>
          </table:table-cell>
          <table:table-cell office:value-type="string" table:style-name="ce1">
            <text:p>pass173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1</text:p>
          </table:table-cell>
          <table:table-cell office:value-type="float" office:value="140041" table:style-name="ce1">
            <text:p>140041</text:p>
          </table:table-cell>
          <table:table-cell office:value-type="string" table:style-name="ce1">
            <text:p>pass173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4</text:p>
          </table:table-cell>
          <table:table-cell office:value-type="float" office:value="140044" table:style-name="ce1">
            <text:p>140044</text:p>
          </table:table-cell>
          <table:table-cell office:value-type="string" table:style-name="ce1">
            <text:p>pass173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6</text:p>
          </table:table-cell>
          <table:table-cell office:value-type="float" office:value="140046" table:style-name="ce1">
            <text:p>140046</text:p>
          </table:table-cell>
          <table:table-cell office:value-type="string" table:style-name="ce1">
            <text:p>pass174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7</text:p>
          </table:table-cell>
          <table:table-cell office:value-type="float" office:value="140047" table:style-name="ce1">
            <text:p>140047</text:p>
          </table:table-cell>
          <table:table-cell office:value-type="string" table:style-name="ce1">
            <text:p>pass174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6</text:p>
          </table:table-cell>
          <table:table-cell office:value-type="float" office:value="140056" table:style-name="ce1">
            <text:p>140056</text:p>
          </table:table-cell>
          <table:table-cell office:value-type="string" table:style-name="ce1">
            <text:p>pass174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0</text:p>
          </table:table-cell>
          <table:table-cell office:value-type="float" office:value="140060" table:style-name="ce1">
            <text:p>140060</text:p>
          </table:table-cell>
          <table:table-cell office:value-type="string" table:style-name="ce1">
            <text:p>pass174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3</text:p>
          </table:table-cell>
          <table:table-cell office:value-type="float" office:value="140063" table:style-name="ce1">
            <text:p>140063</text:p>
          </table:table-cell>
          <table:table-cell office:value-type="string" table:style-name="ce1">
            <text:p>pass174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4</text:p>
          </table:table-cell>
          <table:table-cell office:value-type="float" office:value="140064" table:style-name="ce1">
            <text:p>140064</text:p>
          </table:table-cell>
          <table:table-cell office:value-type="string" table:style-name="ce1">
            <text:p>pass174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5</text:p>
          </table:table-cell>
          <table:table-cell office:value-type="float" office:value="140065" table:style-name="ce1">
            <text:p>140065</text:p>
          </table:table-cell>
          <table:table-cell office:value-type="string" table:style-name="ce1">
            <text:p>pass174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6</text:p>
          </table:table-cell>
          <table:table-cell office:value-type="float" office:value="140076" table:style-name="ce1">
            <text:p>140076</text:p>
          </table:table-cell>
          <table:table-cell office:value-type="string" table:style-name="ce1">
            <text:p>pass174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9</text:p>
          </table:table-cell>
          <table:table-cell office:value-type="float" office:value="140079" table:style-name="ce1">
            <text:p>140079</text:p>
          </table:table-cell>
          <table:table-cell office:value-type="string" table:style-name="ce1">
            <text:p>pass174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83</text:p>
          </table:table-cell>
          <table:table-cell office:value-type="float" office:value="140083" table:style-name="ce1">
            <text:p>140083</text:p>
          </table:table-cell>
          <table:table-cell office:value-type="string" table:style-name="ce1">
            <text:p>pass174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0</text:p>
          </table:table-cell>
          <table:table-cell office:value-type="float" office:value="140090" table:style-name="ce1">
            <text:p>140090</text:p>
          </table:table-cell>
          <table:table-cell office:value-type="string" table:style-name="ce1">
            <text:p>pass175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2</text:p>
          </table:table-cell>
          <table:table-cell office:value-type="float" office:value="140092" table:style-name="ce1">
            <text:p>140092</text:p>
          </table:table-cell>
          <table:table-cell office:value-type="string" table:style-name="ce1">
            <text:p>pass175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6</text:p>
          </table:table-cell>
          <table:table-cell office:value-type="float" office:value="140096" table:style-name="ce1">
            <text:p>140096</text:p>
          </table:table-cell>
          <table:table-cell office:value-type="string" table:style-name="ce1">
            <text:p>pass175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1</text:p>
          </table:table-cell>
          <table:table-cell office:value-type="float" office:value="140101" table:style-name="ce1">
            <text:p>140101</text:p>
          </table:table-cell>
          <table:table-cell office:value-type="string" table:style-name="ce1">
            <text:p>pass175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3</text:p>
          </table:table-cell>
          <table:table-cell office:value-type="float" office:value="140103" table:style-name="ce1">
            <text:p>140103</text:p>
          </table:table-cell>
          <table:table-cell office:value-type="string" table:style-name="ce1">
            <text:p>pass175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4</text:p>
          </table:table-cell>
          <table:table-cell office:value-type="float" office:value="140104" table:style-name="ce1">
            <text:p>140104</text:p>
          </table:table-cell>
          <table:table-cell office:value-type="string" table:style-name="ce1">
            <text:p>pass175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6</text:p>
          </table:table-cell>
          <table:table-cell office:value-type="float" office:value="140106" table:style-name="ce1">
            <text:p>140106</text:p>
          </table:table-cell>
          <table:table-cell office:value-type="string" table:style-name="ce1">
            <text:p>pass175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5</text:p>
          </table:table-cell>
          <table:table-cell office:value-type="float" office:value="140155" table:style-name="ce1">
            <text:p>140155</text:p>
          </table:table-cell>
          <table:table-cell office:value-type="string" table:style-name="ce1">
            <text:p>pass175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70</text:p>
          </table:table-cell>
          <table:table-cell office:value-type="float" office:value="140170" table:style-name="ce1">
            <text:p>140170</text:p>
          </table:table-cell>
          <table:table-cell office:value-type="string" table:style-name="ce1">
            <text:p>pass175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4</text:p>
          </table:table-cell>
          <table:table-cell office:value-type="float" office:value="140194" table:style-name="ce1">
            <text:p>140194</text:p>
          </table:table-cell>
          <table:table-cell office:value-type="string" table:style-name="ce1">
            <text:p>pass175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8</text:p>
          </table:table-cell>
          <table:table-cell office:value-type="float" office:value="140198" table:style-name="ce1">
            <text:p>140198</text:p>
          </table:table-cell>
          <table:table-cell office:value-type="string" table:style-name="ce1">
            <text:p>pass176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4</text:p>
          </table:table-cell>
          <table:table-cell office:value-type="float" office:value="140214" table:style-name="ce1">
            <text:p>140214</text:p>
          </table:table-cell>
          <table:table-cell office:value-type="string" table:style-name="ce1">
            <text:p>pass176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0</text:p>
          </table:table-cell>
          <table:table-cell office:value-type="float" office:value="140260" table:style-name="ce1">
            <text:p>140260</text:p>
          </table:table-cell>
          <table:table-cell office:value-type="string" table:style-name="ce1">
            <text:p>pass176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3</text:p>
          </table:table-cell>
          <table:table-cell office:value-type="float" office:value="140273" table:style-name="ce1">
            <text:p>140273</text:p>
          </table:table-cell>
          <table:table-cell office:value-type="string" table:style-name="ce1">
            <text:p>pass176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1</text:p>
          </table:table-cell>
          <table:table-cell office:value-type="float" office:value="140331" table:style-name="ce1">
            <text:p>140331</text:p>
          </table:table-cell>
          <table:table-cell office:value-type="string" table:style-name="ce1">
            <text:p>pass176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43</text:p>
          </table:table-cell>
          <table:table-cell office:value-type="float" office:value="140343" table:style-name="ce1">
            <text:p>140343</text:p>
          </table:table-cell>
          <table:table-cell office:value-type="string" table:style-name="ce1">
            <text:p>pass176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44</text:p>
          </table:table-cell>
          <table:table-cell office:value-type="float" office:value="140344" table:style-name="ce1">
            <text:p>140344</text:p>
          </table:table-cell>
          <table:table-cell office:value-type="string" table:style-name="ce1">
            <text:p>pass176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6</text:p>
          </table:table-cell>
          <table:table-cell office:value-type="float" office:value="140366" table:style-name="ce1">
            <text:p>140366</text:p>
          </table:table-cell>
          <table:table-cell office:value-type="string" table:style-name="ce1">
            <text:p>pass176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1</text:p>
          </table:table-cell>
          <table:table-cell office:value-type="float" office:value="140391" table:style-name="ce1">
            <text:p>140391</text:p>
          </table:table-cell>
          <table:table-cell office:value-type="string" table:style-name="ce1">
            <text:p>pass176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2</text:p>
          </table:table-cell>
          <table:table-cell office:value-type="float" office:value="140392" table:style-name="ce1">
            <text:p>140392</text:p>
          </table:table-cell>
          <table:table-cell office:value-type="string" table:style-name="ce1">
            <text:p>pass176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8</text:p>
          </table:table-cell>
          <table:table-cell office:value-type="float" office:value="140398" table:style-name="ce1">
            <text:p>140398</text:p>
          </table:table-cell>
          <table:table-cell office:value-type="string" table:style-name="ce1">
            <text:p>pass177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01</text:p>
          </table:table-cell>
          <table:table-cell office:value-type="float" office:value="140401" table:style-name="ce1">
            <text:p>140401</text:p>
          </table:table-cell>
          <table:table-cell office:value-type="string" table:style-name="ce1">
            <text:p>pass177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16</text:p>
          </table:table-cell>
          <table:table-cell office:value-type="float" office:value="140416" table:style-name="ce1">
            <text:p>140416</text:p>
          </table:table-cell>
          <table:table-cell office:value-type="string" table:style-name="ce1">
            <text:p>pass177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0</text:p>
          </table:table-cell>
          <table:table-cell office:value-type="float" office:value="140420" table:style-name="ce1">
            <text:p>140420</text:p>
          </table:table-cell>
          <table:table-cell office:value-type="string" table:style-name="ce1">
            <text:p>pass177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1</text:p>
          </table:table-cell>
          <table:table-cell office:value-type="float" office:value="140421" table:style-name="ce1">
            <text:p>140421</text:p>
          </table:table-cell>
          <table:table-cell office:value-type="string" table:style-name="ce1">
            <text:p>pass177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4</text:p>
          </table:table-cell>
          <table:table-cell office:value-type="float" office:value="140424" table:style-name="ce1">
            <text:p>140424</text:p>
          </table:table-cell>
          <table:table-cell office:value-type="string" table:style-name="ce1">
            <text:p>pass177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8</text:p>
          </table:table-cell>
          <table:table-cell office:value-type="float" office:value="140428" table:style-name="ce1">
            <text:p>140428</text:p>
          </table:table-cell>
          <table:table-cell office:value-type="string" table:style-name="ce1">
            <text:p>pass177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7</text:p>
          </table:table-cell>
          <table:table-cell office:value-type="float" office:value="140437" table:style-name="ce1">
            <text:p>140437</text:p>
          </table:table-cell>
          <table:table-cell office:value-type="string" table:style-name="ce1">
            <text:p>pass177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9</text:p>
          </table:table-cell>
          <table:table-cell office:value-type="float" office:value="140439" table:style-name="ce1">
            <text:p>140439</text:p>
          </table:table-cell>
          <table:table-cell office:value-type="string" table:style-name="ce1">
            <text:p>pass177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6</text:p>
          </table:table-cell>
          <table:table-cell office:value-type="float" office:value="150006" table:style-name="ce1">
            <text:p>150006</text:p>
          </table:table-cell>
          <table:table-cell office:value-type="string" table:style-name="ce1">
            <text:p>pass177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3</text:p>
          </table:table-cell>
          <table:table-cell office:value-type="float" office:value="150023" table:style-name="ce1">
            <text:p>150023</text:p>
          </table:table-cell>
          <table:table-cell office:value-type="string" table:style-name="ce1">
            <text:p>pass178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5</text:p>
          </table:table-cell>
          <table:table-cell office:value-type="float" office:value="150035" table:style-name="ce1">
            <text:p>150035</text:p>
          </table:table-cell>
          <table:table-cell office:value-type="string" table:style-name="ce1">
            <text:p>pass178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1</text:p>
          </table:table-cell>
          <table:table-cell office:value-type="float" office:value="150041" table:style-name="ce1">
            <text:p>150041</text:p>
          </table:table-cell>
          <table:table-cell office:value-type="string" table:style-name="ce1">
            <text:p>pass178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55</text:p>
          </table:table-cell>
          <table:table-cell office:value-type="float" office:value="150055" table:style-name="ce1">
            <text:p>150055</text:p>
          </table:table-cell>
          <table:table-cell office:value-type="string" table:style-name="ce1">
            <text:p>pass178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65</text:p>
          </table:table-cell>
          <table:table-cell office:value-type="float" office:value="150065" table:style-name="ce1">
            <text:p>150065</text:p>
          </table:table-cell>
          <table:table-cell office:value-type="string" table:style-name="ce1">
            <text:p>pass178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4</text:p>
          </table:table-cell>
          <table:table-cell office:value-type="float" office:value="150104" table:style-name="ce1">
            <text:p>150104</text:p>
          </table:table-cell>
          <table:table-cell office:value-type="string" table:style-name="ce1">
            <text:p>pass178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5</text:p>
          </table:table-cell>
          <table:table-cell office:value-type="float" office:value="150105" table:style-name="ce1">
            <text:p>150105</text:p>
          </table:table-cell>
          <table:table-cell office:value-type="string" table:style-name="ce1">
            <text:p>pass178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1</text:p>
          </table:table-cell>
          <table:table-cell office:value-type="float" office:value="150111" table:style-name="ce1">
            <text:p>150111</text:p>
          </table:table-cell>
          <table:table-cell office:value-type="string" table:style-name="ce1">
            <text:p>pass178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3</text:p>
          </table:table-cell>
          <table:table-cell office:value-type="float" office:value="150113" table:style-name="ce1">
            <text:p>150113</text:p>
          </table:table-cell>
          <table:table-cell office:value-type="string" table:style-name="ce1">
            <text:p>pass178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6</text:p>
          </table:table-cell>
          <table:table-cell office:value-type="float" office:value="150116" table:style-name="ce1">
            <text:p>150116</text:p>
          </table:table-cell>
          <table:table-cell office:value-type="string" table:style-name="ce1">
            <text:p>pass178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1</text:p>
          </table:table-cell>
          <table:table-cell office:value-type="float" office:value="150121" table:style-name="ce1">
            <text:p>150121</text:p>
          </table:table-cell>
          <table:table-cell office:value-type="string" table:style-name="ce1">
            <text:p>pass179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2</text:p>
          </table:table-cell>
          <table:table-cell office:value-type="float" office:value="150122" table:style-name="ce1">
            <text:p>150122</text:p>
          </table:table-cell>
          <table:table-cell office:value-type="string" table:style-name="ce1">
            <text:p>pass179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3</text:p>
          </table:table-cell>
          <table:table-cell office:value-type="float" office:value="150123" table:style-name="ce1">
            <text:p>150123</text:p>
          </table:table-cell>
          <table:table-cell office:value-type="string" table:style-name="ce1">
            <text:p>pass179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4</text:p>
          </table:table-cell>
          <table:table-cell office:value-type="float" office:value="150124" table:style-name="ce1">
            <text:p>150124</text:p>
          </table:table-cell>
          <table:table-cell office:value-type="string" table:style-name="ce1">
            <text:p>pass179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5</text:p>
          </table:table-cell>
          <table:table-cell office:value-type="float" office:value="150125" table:style-name="ce1">
            <text:p>150125</text:p>
          </table:table-cell>
          <table:table-cell office:value-type="string" table:style-name="ce1">
            <text:p>pass179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7</text:p>
          </table:table-cell>
          <table:table-cell office:value-type="float" office:value="150127" table:style-name="ce1">
            <text:p>150127</text:p>
          </table:table-cell>
          <table:table-cell office:value-type="string" table:style-name="ce1">
            <text:p>pass179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9</text:p>
          </table:table-cell>
          <table:table-cell office:value-type="float" office:value="150129" table:style-name="ce1">
            <text:p>150129</text:p>
          </table:table-cell>
          <table:table-cell office:value-type="string" table:style-name="ce1">
            <text:p>pass179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7</text:p>
          </table:table-cell>
          <table:table-cell office:value-type="float" office:value="150137" table:style-name="ce1">
            <text:p>150137</text:p>
          </table:table-cell>
          <table:table-cell office:value-type="string" table:style-name="ce1">
            <text:p>pass179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9</text:p>
          </table:table-cell>
          <table:table-cell office:value-type="float" office:value="150139" table:style-name="ce1">
            <text:p>150139</text:p>
          </table:table-cell>
          <table:table-cell office:value-type="string" table:style-name="ce1">
            <text:p>pass179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4</text:p>
          </table:table-cell>
          <table:table-cell office:value-type="float" office:value="150144" table:style-name="ce1">
            <text:p>150144</text:p>
          </table:table-cell>
          <table:table-cell office:value-type="string" table:style-name="ce1">
            <text:p>pass179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1</text:p>
          </table:table-cell>
          <table:table-cell office:value-type="float" office:value="150151" table:style-name="ce1">
            <text:p>150151</text:p>
          </table:table-cell>
          <table:table-cell office:value-type="string" table:style-name="ce1">
            <text:p>pass180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3</text:p>
          </table:table-cell>
          <table:table-cell office:value-type="float" office:value="150153" table:style-name="ce1">
            <text:p>150153</text:p>
          </table:table-cell>
          <table:table-cell office:value-type="string" table:style-name="ce1">
            <text:p>pass180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4</text:p>
          </table:table-cell>
          <table:table-cell office:value-type="float" office:value="150154" table:style-name="ce1">
            <text:p>150154</text:p>
          </table:table-cell>
          <table:table-cell office:value-type="string" table:style-name="ce1">
            <text:p>pass180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8</text:p>
          </table:table-cell>
          <table:table-cell office:value-type="float" office:value="150158" table:style-name="ce1">
            <text:p>150158</text:p>
          </table:table-cell>
          <table:table-cell office:value-type="string" table:style-name="ce1">
            <text:p>pass180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3</text:p>
          </table:table-cell>
          <table:table-cell office:value-type="float" office:value="150173" table:style-name="ce1">
            <text:p>150173</text:p>
          </table:table-cell>
          <table:table-cell office:value-type="string" table:style-name="ce1">
            <text:p>pass180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5</text:p>
          </table:table-cell>
          <table:table-cell office:value-type="float" office:value="150175" table:style-name="ce1">
            <text:p>150175</text:p>
          </table:table-cell>
          <table:table-cell office:value-type="string" table:style-name="ce1">
            <text:p>pass180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7</text:p>
          </table:table-cell>
          <table:table-cell office:value-type="float" office:value="150177" table:style-name="ce1">
            <text:p>150177</text:p>
          </table:table-cell>
          <table:table-cell office:value-type="string" table:style-name="ce1">
            <text:p>pass180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8</text:p>
          </table:table-cell>
          <table:table-cell office:value-type="float" office:value="150178" table:style-name="ce1">
            <text:p>150178</text:p>
          </table:table-cell>
          <table:table-cell office:value-type="string" table:style-name="ce1">
            <text:p>pass180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2</text:p>
          </table:table-cell>
          <table:table-cell office:value-type="float" office:value="150182" table:style-name="ce1">
            <text:p>150182</text:p>
          </table:table-cell>
          <table:table-cell office:value-type="string" table:style-name="ce1">
            <text:p>pass180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3</text:p>
          </table:table-cell>
          <table:table-cell office:value-type="float" office:value="150183" table:style-name="ce1">
            <text:p>150183</text:p>
          </table:table-cell>
          <table:table-cell office:value-type="string" table:style-name="ce1">
            <text:p>pass180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8</text:p>
          </table:table-cell>
          <table:table-cell office:value-type="float" office:value="150188" table:style-name="ce1">
            <text:p>150188</text:p>
          </table:table-cell>
          <table:table-cell office:value-type="string" table:style-name="ce1">
            <text:p>pass181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0</text:p>
          </table:table-cell>
          <table:table-cell office:value-type="float" office:value="150190" table:style-name="ce1">
            <text:p>150190</text:p>
          </table:table-cell>
          <table:table-cell office:value-type="string" table:style-name="ce1">
            <text:p>pass181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3</text:p>
          </table:table-cell>
          <table:table-cell office:value-type="float" office:value="150193" table:style-name="ce1">
            <text:p>150193</text:p>
          </table:table-cell>
          <table:table-cell office:value-type="string" table:style-name="ce1">
            <text:p>pass181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5</text:p>
          </table:table-cell>
          <table:table-cell office:value-type="float" office:value="150195" table:style-name="ce1">
            <text:p>150195</text:p>
          </table:table-cell>
          <table:table-cell office:value-type="string" table:style-name="ce1">
            <text:p>pass181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6</text:p>
          </table:table-cell>
          <table:table-cell office:value-type="float" office:value="150196" table:style-name="ce1">
            <text:p>150196</text:p>
          </table:table-cell>
          <table:table-cell office:value-type="string" table:style-name="ce1">
            <text:p>pass181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5</text:p>
          </table:table-cell>
          <table:table-cell office:value-type="float" office:value="150205" table:style-name="ce1">
            <text:p>150205</text:p>
          </table:table-cell>
          <table:table-cell office:value-type="string" table:style-name="ce1">
            <text:p>pass181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6</text:p>
          </table:table-cell>
          <table:table-cell office:value-type="float" office:value="150206" table:style-name="ce1">
            <text:p>150206</text:p>
          </table:table-cell>
          <table:table-cell office:value-type="string" table:style-name="ce1">
            <text:p>pass181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7</text:p>
          </table:table-cell>
          <table:table-cell office:value-type="float" office:value="150207" table:style-name="ce1">
            <text:p>150207</text:p>
          </table:table-cell>
          <table:table-cell office:value-type="string" table:style-name="ce1">
            <text:p>pass181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8</text:p>
          </table:table-cell>
          <table:table-cell office:value-type="float" office:value="150208" table:style-name="ce1">
            <text:p>150208</text:p>
          </table:table-cell>
          <table:table-cell office:value-type="string" table:style-name="ce1">
            <text:p>pass181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0</text:p>
          </table:table-cell>
          <table:table-cell office:value-type="float" office:value="150210" table:style-name="ce1">
            <text:p>150210</text:p>
          </table:table-cell>
          <table:table-cell office:value-type="string" table:style-name="ce1">
            <text:p>pass181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0</text:p>
          </table:table-cell>
          <table:table-cell office:value-type="float" office:value="150220" table:style-name="ce1">
            <text:p>150220</text:p>
          </table:table-cell>
          <table:table-cell office:value-type="string" table:style-name="ce1">
            <text:p>pass182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3</text:p>
          </table:table-cell>
          <table:table-cell office:value-type="float" office:value="150223" table:style-name="ce1">
            <text:p>150223</text:p>
          </table:table-cell>
          <table:table-cell office:value-type="string" table:style-name="ce1">
            <text:p>pass182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9</text:p>
          </table:table-cell>
          <table:table-cell office:value-type="float" office:value="150229" table:style-name="ce1">
            <text:p>150229</text:p>
          </table:table-cell>
          <table:table-cell office:value-type="string" table:style-name="ce1">
            <text:p>pass182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0</text:p>
          </table:table-cell>
          <table:table-cell office:value-type="float" office:value="150230" table:style-name="ce1">
            <text:p>150230</text:p>
          </table:table-cell>
          <table:table-cell office:value-type="string" table:style-name="ce1">
            <text:p>pass182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1</text:p>
          </table:table-cell>
          <table:table-cell office:value-type="float" office:value="150231" table:style-name="ce1">
            <text:p>150231</text:p>
          </table:table-cell>
          <table:table-cell office:value-type="string" table:style-name="ce1">
            <text:p>pass182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2</text:p>
          </table:table-cell>
          <table:table-cell office:value-type="float" office:value="150232" table:style-name="ce1">
            <text:p>150232</text:p>
          </table:table-cell>
          <table:table-cell office:value-type="string" table:style-name="ce1">
            <text:p>pass182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9</text:p>
          </table:table-cell>
          <table:table-cell office:value-type="float" office:value="150239" table:style-name="ce1">
            <text:p>150239</text:p>
          </table:table-cell>
          <table:table-cell office:value-type="string" table:style-name="ce1">
            <text:p>pass182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5</text:p>
          </table:table-cell>
          <table:table-cell office:value-type="float" office:value="150255" table:style-name="ce1">
            <text:p>150255</text:p>
          </table:table-cell>
          <table:table-cell office:value-type="string" table:style-name="ce1">
            <text:p>pass182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6</text:p>
          </table:table-cell>
          <table:table-cell office:value-type="float" office:value="150256" table:style-name="ce1">
            <text:p>150256</text:p>
          </table:table-cell>
          <table:table-cell office:value-type="string" table:style-name="ce1">
            <text:p>pass182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0</text:p>
          </table:table-cell>
          <table:table-cell office:value-type="float" office:value="150260" table:style-name="ce1">
            <text:p>150260</text:p>
          </table:table-cell>
          <table:table-cell office:value-type="string" table:style-name="ce1">
            <text:p>pass182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5</text:p>
          </table:table-cell>
          <table:table-cell office:value-type="float" office:value="150275" table:style-name="ce1">
            <text:p>150275</text:p>
          </table:table-cell>
          <table:table-cell office:value-type="string" table:style-name="ce1">
            <text:p>pass183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0</text:p>
          </table:table-cell>
          <table:table-cell office:value-type="float" office:value="150280" table:style-name="ce1">
            <text:p>150280</text:p>
          </table:table-cell>
          <table:table-cell office:value-type="string" table:style-name="ce1">
            <text:p>pass183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2</text:p>
          </table:table-cell>
          <table:table-cell office:value-type="float" office:value="150282" table:style-name="ce1">
            <text:p>150282</text:p>
          </table:table-cell>
          <table:table-cell office:value-type="string" table:style-name="ce1">
            <text:p>pass183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3</text:p>
          </table:table-cell>
          <table:table-cell office:value-type="float" office:value="150283" table:style-name="ce1">
            <text:p>150283</text:p>
          </table:table-cell>
          <table:table-cell office:value-type="string" table:style-name="ce1">
            <text:p>pass183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4</text:p>
          </table:table-cell>
          <table:table-cell office:value-type="float" office:value="150284" table:style-name="ce1">
            <text:p>150284</text:p>
          </table:table-cell>
          <table:table-cell office:value-type="string" table:style-name="ce1">
            <text:p>pass183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6</text:p>
          </table:table-cell>
          <table:table-cell office:value-type="float" office:value="150296" table:style-name="ce1">
            <text:p>150296</text:p>
          </table:table-cell>
          <table:table-cell office:value-type="string" table:style-name="ce1">
            <text:p>pass183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0</text:p>
          </table:table-cell>
          <table:table-cell office:value-type="float" office:value="150320" table:style-name="ce1">
            <text:p>150320</text:p>
          </table:table-cell>
          <table:table-cell office:value-type="string" table:style-name="ce1">
            <text:p>pass183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4</text:p>
          </table:table-cell>
          <table:table-cell office:value-type="float" office:value="150334" table:style-name="ce1">
            <text:p>150334</text:p>
          </table:table-cell>
          <table:table-cell office:value-type="string" table:style-name="ce1">
            <text:p>pass183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7</text:p>
          </table:table-cell>
          <table:table-cell office:value-type="float" office:value="150337" table:style-name="ce1">
            <text:p>150337</text:p>
          </table:table-cell>
          <table:table-cell office:value-type="string" table:style-name="ce1">
            <text:p>pass183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8</text:p>
          </table:table-cell>
          <table:table-cell office:value-type="float" office:value="150338" table:style-name="ce1">
            <text:p>150338</text:p>
          </table:table-cell>
          <table:table-cell office:value-type="string" table:style-name="ce1">
            <text:p>pass183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3</text:p>
          </table:table-cell>
          <table:table-cell office:value-type="float" office:value="150343" table:style-name="ce1">
            <text:p>150343</text:p>
          </table:table-cell>
          <table:table-cell office:value-type="string" table:style-name="ce1">
            <text:p>pass184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5</text:p>
          </table:table-cell>
          <table:table-cell office:value-type="float" office:value="150365" table:style-name="ce1">
            <text:p>150365</text:p>
          </table:table-cell>
          <table:table-cell office:value-type="string" table:style-name="ce1">
            <text:p>pass184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7</text:p>
          </table:table-cell>
          <table:table-cell office:value-type="float" office:value="150367" table:style-name="ce1">
            <text:p>150367</text:p>
          </table:table-cell>
          <table:table-cell office:value-type="string" table:style-name="ce1">
            <text:p>pass184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6</text:p>
          </table:table-cell>
          <table:table-cell office:value-type="float" office:value="150376" table:style-name="ce1">
            <text:p>150376</text:p>
          </table:table-cell>
          <table:table-cell office:value-type="string" table:style-name="ce1">
            <text:p>pass184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7</text:p>
          </table:table-cell>
          <table:table-cell office:value-type="float" office:value="150387" table:style-name="ce1">
            <text:p>150387</text:p>
          </table:table-cell>
          <table:table-cell office:value-type="string" table:style-name="ce1">
            <text:p>pass184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8</text:p>
          </table:table-cell>
          <table:table-cell office:value-type="float" office:value="150388" table:style-name="ce1">
            <text:p>150388</text:p>
          </table:table-cell>
          <table:table-cell office:value-type="string" table:style-name="ce1">
            <text:p>pass184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0</text:p>
          </table:table-cell>
          <table:table-cell office:value-type="float" office:value="150390" table:style-name="ce1">
            <text:p>150390</text:p>
          </table:table-cell>
          <table:table-cell office:value-type="string" table:style-name="ce1">
            <text:p>pass184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3</text:p>
          </table:table-cell>
          <table:table-cell office:value-type="float" office:value="150393" table:style-name="ce1">
            <text:p>150393</text:p>
          </table:table-cell>
          <table:table-cell office:value-type="string" table:style-name="ce1">
            <text:p>pass184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5</text:p>
          </table:table-cell>
          <table:table-cell office:value-type="float" office:value="150405" table:style-name="ce1">
            <text:p>150405</text:p>
          </table:table-cell>
          <table:table-cell office:value-type="string" table:style-name="ce1">
            <text:p>pass184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8</text:p>
          </table:table-cell>
          <table:table-cell office:value-type="float" office:value="150408" table:style-name="ce1">
            <text:p>150408</text:p>
          </table:table-cell>
          <table:table-cell office:value-type="string" table:style-name="ce1">
            <text:p>pass184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0</text:p>
          </table:table-cell>
          <table:table-cell office:value-type="float" office:value="150420" table:style-name="ce1">
            <text:p>150420</text:p>
          </table:table-cell>
          <table:table-cell office:value-type="string" table:style-name="ce1">
            <text:p>pass185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1</text:p>
          </table:table-cell>
          <table:table-cell office:value-type="float" office:value="150421" table:style-name="ce1">
            <text:p>150421</text:p>
          </table:table-cell>
          <table:table-cell office:value-type="string" table:style-name="ce1">
            <text:p>pass185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6</text:p>
          </table:table-cell>
          <table:table-cell office:value-type="float" office:value="150426" table:style-name="ce1">
            <text:p>150426</text:p>
          </table:table-cell>
          <table:table-cell office:value-type="string" table:style-name="ce1">
            <text:p>pass185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9</text:p>
          </table:table-cell>
          <table:table-cell office:value-type="float" office:value="150429" table:style-name="ce1">
            <text:p>150429</text:p>
          </table:table-cell>
          <table:table-cell office:value-type="string" table:style-name="ce1">
            <text:p>pass185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0</text:p>
          </table:table-cell>
          <table:table-cell office:value-type="float" office:value="150430" table:style-name="ce1">
            <text:p>150430</text:p>
          </table:table-cell>
          <table:table-cell office:value-type="string" table:style-name="ce1">
            <text:p>pass185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2</text:p>
          </table:table-cell>
          <table:table-cell office:value-type="float" office:value="150432" table:style-name="ce1">
            <text:p>150432</text:p>
          </table:table-cell>
          <table:table-cell office:value-type="string" table:style-name="ce1">
            <text:p>pass185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0</text:p>
          </table:table-cell>
          <table:table-cell office:value-type="float" office:value="150440" table:style-name="ce1">
            <text:p>150440</text:p>
          </table:table-cell>
          <table:table-cell office:value-type="string" table:style-name="ce1">
            <text:p>pass185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4</text:p>
          </table:table-cell>
          <table:table-cell office:value-type="float" office:value="150444" table:style-name="ce1">
            <text:p>150444</text:p>
          </table:table-cell>
          <table:table-cell office:value-type="string" table:style-name="ce1">
            <text:p>pass185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5</text:p>
          </table:table-cell>
          <table:table-cell office:value-type="float" office:value="150445" table:style-name="ce1">
            <text:p>150445</text:p>
          </table:table-cell>
          <table:table-cell office:value-type="string" table:style-name="ce1">
            <text:p>pass185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0</text:p>
          </table:table-cell>
          <table:table-cell office:value-type="float" office:value="150450" table:style-name="ce1">
            <text:p>150450</text:p>
          </table:table-cell>
          <table:table-cell office:value-type="string" table:style-name="ce1">
            <text:p>pass185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2</text:p>
          </table:table-cell>
          <table:table-cell office:value-type="float" office:value="150452" table:style-name="ce1">
            <text:p>150452</text:p>
          </table:table-cell>
          <table:table-cell office:value-type="string" table:style-name="ce1">
            <text:p>pass186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1</text:p>
          </table:table-cell>
          <table:table-cell office:value-type="float" office:value="160001" table:style-name="ce1">
            <text:p>160001</text:p>
          </table:table-cell>
          <table:table-cell office:value-type="string" table:style-name="ce1">
            <text:p>pass186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2</text:p>
          </table:table-cell>
          <table:table-cell office:value-type="float" office:value="160002" table:style-name="ce1">
            <text:p>160002</text:p>
          </table:table-cell>
          <table:table-cell office:value-type="string" table:style-name="ce1">
            <text:p>pass186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0</text:p>
          </table:table-cell>
          <table:table-cell office:value-type="float" office:value="160020" table:style-name="ce1">
            <text:p>160020</text:p>
          </table:table-cell>
          <table:table-cell office:value-type="string" table:style-name="ce1">
            <text:p>pass186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46</text:p>
          </table:table-cell>
          <table:table-cell office:value-type="float" office:value="160046" table:style-name="ce1">
            <text:p>160046</text:p>
          </table:table-cell>
          <table:table-cell office:value-type="string" table:style-name="ce1">
            <text:p>pass186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0</text:p>
          </table:table-cell>
          <table:table-cell office:value-type="float" office:value="160050" table:style-name="ce1">
            <text:p>160050</text:p>
          </table:table-cell>
          <table:table-cell office:value-type="string" table:style-name="ce1">
            <text:p>pass186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1</text:p>
          </table:table-cell>
          <table:table-cell office:value-type="float" office:value="160051" table:style-name="ce1">
            <text:p>160051</text:p>
          </table:table-cell>
          <table:table-cell office:value-type="string" table:style-name="ce1">
            <text:p>pass186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2</text:p>
          </table:table-cell>
          <table:table-cell office:value-type="float" office:value="160052" table:style-name="ce1">
            <text:p>160052</text:p>
          </table:table-cell>
          <table:table-cell office:value-type="string" table:style-name="ce1">
            <text:p>pass186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3</text:p>
          </table:table-cell>
          <table:table-cell office:value-type="float" office:value="160053" table:style-name="ce1">
            <text:p>160053</text:p>
          </table:table-cell>
          <table:table-cell office:value-type="string" table:style-name="ce1">
            <text:p>pass186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0</text:p>
          </table:table-cell>
          <table:table-cell office:value-type="float" office:value="160060" table:style-name="ce1">
            <text:p>160060</text:p>
          </table:table-cell>
          <table:table-cell office:value-type="string" table:style-name="ce1">
            <text:p>pass186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1</text:p>
          </table:table-cell>
          <table:table-cell office:value-type="float" office:value="160061" table:style-name="ce1">
            <text:p>160061</text:p>
          </table:table-cell>
          <table:table-cell office:value-type="string" table:style-name="ce1">
            <text:p>pass187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6</text:p>
          </table:table-cell>
          <table:table-cell office:value-type="float" office:value="160066" table:style-name="ce1">
            <text:p>160066</text:p>
          </table:table-cell>
          <table:table-cell office:value-type="string" table:style-name="ce1">
            <text:p>pass187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7</text:p>
          </table:table-cell>
          <table:table-cell office:value-type="float" office:value="160067" table:style-name="ce1">
            <text:p>160067</text:p>
          </table:table-cell>
          <table:table-cell office:value-type="string" table:style-name="ce1">
            <text:p>pass187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8</text:p>
          </table:table-cell>
          <table:table-cell office:value-type="float" office:value="160068" table:style-name="ce1">
            <text:p>160068</text:p>
          </table:table-cell>
          <table:table-cell office:value-type="string" table:style-name="ce1">
            <text:p>pass187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9</text:p>
          </table:table-cell>
          <table:table-cell office:value-type="float" office:value="160069" table:style-name="ce1">
            <text:p>160069</text:p>
          </table:table-cell>
          <table:table-cell office:value-type="string" table:style-name="ce1">
            <text:p>pass187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0</text:p>
          </table:table-cell>
          <table:table-cell office:value-type="float" office:value="160070" table:style-name="ce1">
            <text:p>160070</text:p>
          </table:table-cell>
          <table:table-cell office:value-type="string" table:style-name="ce1">
            <text:p>pass187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1</text:p>
          </table:table-cell>
          <table:table-cell office:value-type="float" office:value="160071" table:style-name="ce1">
            <text:p>160071</text:p>
          </table:table-cell>
          <table:table-cell office:value-type="string" table:style-name="ce1">
            <text:p>pass187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3</text:p>
          </table:table-cell>
          <table:table-cell office:value-type="float" office:value="160073" table:style-name="ce1">
            <text:p>160073</text:p>
          </table:table-cell>
          <table:table-cell office:value-type="string" table:style-name="ce1">
            <text:p>pass187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4</text:p>
          </table:table-cell>
          <table:table-cell office:value-type="float" office:value="160074" table:style-name="ce1">
            <text:p>160074</text:p>
          </table:table-cell>
          <table:table-cell office:value-type="string" table:style-name="ce1">
            <text:p>pass187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6</text:p>
          </table:table-cell>
          <table:table-cell office:value-type="float" office:value="160076" table:style-name="ce1">
            <text:p>160076</text:p>
          </table:table-cell>
          <table:table-cell office:value-type="string" table:style-name="ce1">
            <text:p>pass187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7</text:p>
          </table:table-cell>
          <table:table-cell office:value-type="float" office:value="160077" table:style-name="ce1">
            <text:p>160077</text:p>
          </table:table-cell>
          <table:table-cell office:value-type="string" table:style-name="ce1">
            <text:p>pass188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8</text:p>
          </table:table-cell>
          <table:table-cell office:value-type="float" office:value="160078" table:style-name="ce1">
            <text:p>160078</text:p>
          </table:table-cell>
          <table:table-cell office:value-type="string" table:style-name="ce1">
            <text:p>pass188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9</text:p>
          </table:table-cell>
          <table:table-cell office:value-type="float" office:value="160079" table:style-name="ce1">
            <text:p>160079</text:p>
          </table:table-cell>
          <table:table-cell office:value-type="string" table:style-name="ce1">
            <text:p>pass188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8</text:p>
          </table:table-cell>
          <table:table-cell office:value-type="float" office:value="160088" table:style-name="ce1">
            <text:p>160088</text:p>
          </table:table-cell>
          <table:table-cell office:value-type="string" table:style-name="ce1">
            <text:p>pass188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9</text:p>
          </table:table-cell>
          <table:table-cell office:value-type="float" office:value="160089" table:style-name="ce1">
            <text:p>160089</text:p>
          </table:table-cell>
          <table:table-cell office:value-type="string" table:style-name="ce1">
            <text:p>pass188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1</text:p>
          </table:table-cell>
          <table:table-cell office:value-type="float" office:value="160091" table:style-name="ce1">
            <text:p>160091</text:p>
          </table:table-cell>
          <table:table-cell office:value-type="string" table:style-name="ce1">
            <text:p>pass188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2</text:p>
          </table:table-cell>
          <table:table-cell office:value-type="float" office:value="160092" table:style-name="ce1">
            <text:p>160092</text:p>
          </table:table-cell>
          <table:table-cell office:value-type="string" table:style-name="ce1">
            <text:p>pass188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0</text:p>
          </table:table-cell>
          <table:table-cell office:value-type="float" office:value="160100" table:style-name="ce1">
            <text:p>160100</text:p>
          </table:table-cell>
          <table:table-cell office:value-type="string" table:style-name="ce1">
            <text:p>pass188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2</text:p>
          </table:table-cell>
          <table:table-cell office:value-type="float" office:value="160102" table:style-name="ce1">
            <text:p>160102</text:p>
          </table:table-cell>
          <table:table-cell office:value-type="string" table:style-name="ce1">
            <text:p>pass188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4</text:p>
          </table:table-cell>
          <table:table-cell office:value-type="float" office:value="160104" table:style-name="ce1">
            <text:p>160104</text:p>
          </table:table-cell>
          <table:table-cell office:value-type="string" table:style-name="ce1">
            <text:p>pass188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6</text:p>
          </table:table-cell>
          <table:table-cell office:value-type="float" office:value="160106" table:style-name="ce1">
            <text:p>160106</text:p>
          </table:table-cell>
          <table:table-cell office:value-type="string" table:style-name="ce1">
            <text:p>pass189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14</text:p>
          </table:table-cell>
          <table:table-cell office:value-type="float" office:value="160114" table:style-name="ce1">
            <text:p>160114</text:p>
          </table:table-cell>
          <table:table-cell office:value-type="string" table:style-name="ce1">
            <text:p>pass189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3</text:p>
          </table:table-cell>
          <table:table-cell office:value-type="float" office:value="160123" table:style-name="ce1">
            <text:p>160123</text:p>
          </table:table-cell>
          <table:table-cell office:value-type="string" table:style-name="ce1">
            <text:p>pass189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7</text:p>
          </table:table-cell>
          <table:table-cell office:value-type="float" office:value="160127" table:style-name="ce1">
            <text:p>160127</text:p>
          </table:table-cell>
          <table:table-cell office:value-type="string" table:style-name="ce1">
            <text:p>pass189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9</text:p>
          </table:table-cell>
          <table:table-cell office:value-type="float" office:value="160129" table:style-name="ce1">
            <text:p>160129</text:p>
          </table:table-cell>
          <table:table-cell office:value-type="string" table:style-name="ce1">
            <text:p>pass189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5</text:p>
          </table:table-cell>
          <table:table-cell office:value-type="float" office:value="160135" table:style-name="ce1">
            <text:p>160135</text:p>
          </table:table-cell>
          <table:table-cell office:value-type="string" table:style-name="ce1">
            <text:p>pass189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7</text:p>
          </table:table-cell>
          <table:table-cell office:value-type="float" office:value="160137" table:style-name="ce1">
            <text:p>160137</text:p>
          </table:table-cell>
          <table:table-cell office:value-type="string" table:style-name="ce1">
            <text:p>pass189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9</text:p>
          </table:table-cell>
          <table:table-cell office:value-type="float" office:value="160139" table:style-name="ce1">
            <text:p>160139</text:p>
          </table:table-cell>
          <table:table-cell office:value-type="string" table:style-name="ce1">
            <text:p>pass189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2</text:p>
          </table:table-cell>
          <table:table-cell office:value-type="float" office:value="160142" table:style-name="ce1">
            <text:p>160142</text:p>
          </table:table-cell>
          <table:table-cell office:value-type="string" table:style-name="ce1">
            <text:p>pass189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3</text:p>
          </table:table-cell>
          <table:table-cell office:value-type="float" office:value="160143" table:style-name="ce1">
            <text:p>160143</text:p>
          </table:table-cell>
          <table:table-cell office:value-type="string" table:style-name="ce1">
            <text:p>pass189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6</text:p>
          </table:table-cell>
          <table:table-cell office:value-type="float" office:value="160146" table:style-name="ce1">
            <text:p>160146</text:p>
          </table:table-cell>
          <table:table-cell office:value-type="string" table:style-name="ce1">
            <text:p>pass190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7</text:p>
          </table:table-cell>
          <table:table-cell office:value-type="float" office:value="160147" table:style-name="ce1">
            <text:p>160147</text:p>
          </table:table-cell>
          <table:table-cell office:value-type="string" table:style-name="ce1">
            <text:p>pass190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1</text:p>
          </table:table-cell>
          <table:table-cell office:value-type="float" office:value="170001" table:style-name="ce1">
            <text:p>170001</text:p>
          </table:table-cell>
          <table:table-cell office:value-type="string" table:style-name="ce1">
            <text:p>pass190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4</text:p>
          </table:table-cell>
          <table:table-cell office:value-type="float" office:value="170004" table:style-name="ce1">
            <text:p>170004</text:p>
          </table:table-cell>
          <table:table-cell office:value-type="string" table:style-name="ce1">
            <text:p>pass190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9</text:p>
          </table:table-cell>
          <table:table-cell office:value-type="float" office:value="170009" table:style-name="ce1">
            <text:p>170009</text:p>
          </table:table-cell>
          <table:table-cell office:value-type="string" table:style-name="ce1">
            <text:p>pass190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1</text:p>
          </table:table-cell>
          <table:table-cell office:value-type="float" office:value="170011" table:style-name="ce1">
            <text:p>170011</text:p>
          </table:table-cell>
          <table:table-cell office:value-type="string" table:style-name="ce1">
            <text:p>pass190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3</text:p>
          </table:table-cell>
          <table:table-cell office:value-type="float" office:value="170013" table:style-name="ce1">
            <text:p>170013</text:p>
          </table:table-cell>
          <table:table-cell office:value-type="string" table:style-name="ce1">
            <text:p>pass190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6</text:p>
          </table:table-cell>
          <table:table-cell office:value-type="float" office:value="170016" table:style-name="ce1">
            <text:p>170016</text:p>
          </table:table-cell>
          <table:table-cell office:value-type="string" table:style-name="ce1">
            <text:p>pass190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2</text:p>
          </table:table-cell>
          <table:table-cell office:value-type="float" office:value="170022" table:style-name="ce1">
            <text:p>170022</text:p>
          </table:table-cell>
          <table:table-cell office:value-type="string" table:style-name="ce1">
            <text:p>pass190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3</text:p>
          </table:table-cell>
          <table:table-cell office:value-type="float" office:value="170023" table:style-name="ce1">
            <text:p>170023</text:p>
          </table:table-cell>
          <table:table-cell office:value-type="string" table:style-name="ce1">
            <text:p>pass190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6</text:p>
          </table:table-cell>
          <table:table-cell office:value-type="float" office:value="170026" table:style-name="ce1">
            <text:p>170026</text:p>
          </table:table-cell>
          <table:table-cell office:value-type="string" table:style-name="ce1">
            <text:p>pass191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9</text:p>
          </table:table-cell>
          <table:table-cell office:value-type="float" office:value="170029" table:style-name="ce1">
            <text:p>170029</text:p>
          </table:table-cell>
          <table:table-cell office:value-type="string" table:style-name="ce1">
            <text:p>pass191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2</text:p>
          </table:table-cell>
          <table:table-cell office:value-type="float" office:value="170032" table:style-name="ce1">
            <text:p>170032</text:p>
          </table:table-cell>
          <table:table-cell office:value-type="string" table:style-name="ce1">
            <text:p>pass191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5</text:p>
          </table:table-cell>
          <table:table-cell office:value-type="float" office:value="170035" table:style-name="ce1">
            <text:p>170035</text:p>
          </table:table-cell>
          <table:table-cell office:value-type="string" table:style-name="ce1">
            <text:p>pass191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7</text:p>
          </table:table-cell>
          <table:table-cell office:value-type="float" office:value="170037" table:style-name="ce1">
            <text:p>170037</text:p>
          </table:table-cell>
          <table:table-cell office:value-type="string" table:style-name="ce1">
            <text:p>pass191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8</text:p>
          </table:table-cell>
          <table:table-cell office:value-type="float" office:value="170038" table:style-name="ce1">
            <text:p>170038</text:p>
          </table:table-cell>
          <table:table-cell office:value-type="string" table:style-name="ce1">
            <text:p>pass191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1</text:p>
          </table:table-cell>
          <table:table-cell office:value-type="float" office:value="170041" table:style-name="ce1">
            <text:p>170041</text:p>
          </table:table-cell>
          <table:table-cell office:value-type="string" table:style-name="ce1">
            <text:p>pass191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2</text:p>
          </table:table-cell>
          <table:table-cell office:value-type="float" office:value="170042" table:style-name="ce1">
            <text:p>170042</text:p>
          </table:table-cell>
          <table:table-cell office:value-type="string" table:style-name="ce1">
            <text:p>pass191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4</text:p>
          </table:table-cell>
          <table:table-cell office:value-type="float" office:value="170044" table:style-name="ce1">
            <text:p>170044</text:p>
          </table:table-cell>
          <table:table-cell office:value-type="string" table:style-name="ce1">
            <text:p>pass191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9</text:p>
          </table:table-cell>
          <table:table-cell office:value-type="float" office:value="170049" table:style-name="ce1">
            <text:p>170049</text:p>
          </table:table-cell>
          <table:table-cell office:value-type="string" table:style-name="ce1">
            <text:p>pass191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4</text:p>
          </table:table-cell>
          <table:table-cell office:value-type="float" office:value="170054" table:style-name="ce1">
            <text:p>170054</text:p>
          </table:table-cell>
          <table:table-cell office:value-type="string" table:style-name="ce1">
            <text:p>pass192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5</text:p>
          </table:table-cell>
          <table:table-cell office:value-type="float" office:value="170055" table:style-name="ce1">
            <text:p>170055</text:p>
          </table:table-cell>
          <table:table-cell office:value-type="string" table:style-name="ce1">
            <text:p>pass192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7</text:p>
          </table:table-cell>
          <table:table-cell office:value-type="float" office:value="170057" table:style-name="ce1">
            <text:p>170057</text:p>
          </table:table-cell>
          <table:table-cell office:value-type="string" table:style-name="ce1">
            <text:p>pass192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8</text:p>
          </table:table-cell>
          <table:table-cell office:value-type="float" office:value="170058" table:style-name="ce1">
            <text:p>170058</text:p>
          </table:table-cell>
          <table:table-cell office:value-type="string" table:style-name="ce1">
            <text:p>pass192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0</text:p>
          </table:table-cell>
          <table:table-cell office:value-type="float" office:value="170060" table:style-name="ce1">
            <text:p>170060</text:p>
          </table:table-cell>
          <table:table-cell office:value-type="string" table:style-name="ce1">
            <text:p>pass192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6</text:p>
          </table:table-cell>
          <table:table-cell office:value-type="float" office:value="170066" table:style-name="ce1">
            <text:p>170066</text:p>
          </table:table-cell>
          <table:table-cell office:value-type="string" table:style-name="ce1">
            <text:p>pass192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7</text:p>
          </table:table-cell>
          <table:table-cell office:value-type="float" office:value="170067" table:style-name="ce1">
            <text:p>170067</text:p>
          </table:table-cell>
          <table:table-cell office:value-type="string" table:style-name="ce1">
            <text:p>pass192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9</text:p>
          </table:table-cell>
          <table:table-cell office:value-type="float" office:value="170069" table:style-name="ce1">
            <text:p>170069</text:p>
          </table:table-cell>
          <table:table-cell office:value-type="string" table:style-name="ce1">
            <text:p>pass192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1</text:p>
          </table:table-cell>
          <table:table-cell office:value-type="float" office:value="170071" table:style-name="ce1">
            <text:p>170071</text:p>
          </table:table-cell>
          <table:table-cell office:value-type="string" table:style-name="ce1">
            <text:p>pass192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3</text:p>
          </table:table-cell>
          <table:table-cell office:value-type="float" office:value="170073" table:style-name="ce1">
            <text:p>170073</text:p>
          </table:table-cell>
          <table:table-cell office:value-type="string" table:style-name="ce1">
            <text:p>pass192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5</text:p>
          </table:table-cell>
          <table:table-cell office:value-type="float" office:value="170075" table:style-name="ce1">
            <text:p>170075</text:p>
          </table:table-cell>
          <table:table-cell office:value-type="string" table:style-name="ce1">
            <text:p>pass193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6</text:p>
          </table:table-cell>
          <table:table-cell office:value-type="float" office:value="170076" table:style-name="ce1">
            <text:p>170076</text:p>
          </table:table-cell>
          <table:table-cell office:value-type="string" table:style-name="ce1">
            <text:p>pass193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8</text:p>
          </table:table-cell>
          <table:table-cell office:value-type="float" office:value="170078" table:style-name="ce1">
            <text:p>170078</text:p>
          </table:table-cell>
          <table:table-cell office:value-type="string" table:style-name="ce1">
            <text:p>pass1932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9</text:p>
          </table:table-cell>
          <table:table-cell office:value-type="float" office:value="170079" table:style-name="ce1">
            <text:p>170079</text:p>
          </table:table-cell>
          <table:table-cell office:value-type="string" table:style-name="ce1">
            <text:p>pass1933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0</text:p>
          </table:table-cell>
          <table:table-cell office:value-type="float" office:value="170080" table:style-name="ce1">
            <text:p>170080</text:p>
          </table:table-cell>
          <table:table-cell office:value-type="string" table:style-name="ce1">
            <text:p>pass193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1</text:p>
          </table:table-cell>
          <table:table-cell office:value-type="float" office:value="170081" table:style-name="ce1">
            <text:p>170081</text:p>
          </table:table-cell>
          <table:table-cell office:value-type="string" table:style-name="ce1">
            <text:p>pass1935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2</text:p>
          </table:table-cell>
          <table:table-cell office:value-type="float" office:value="170082" table:style-name="ce1">
            <text:p>170082</text:p>
          </table:table-cell>
          <table:table-cell office:value-type="string" table:style-name="ce1">
            <text:p>pass1936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3</text:p>
          </table:table-cell>
          <table:table-cell office:value-type="float" office:value="170083" table:style-name="ce1">
            <text:p>170083</text:p>
          </table:table-cell>
          <table:table-cell office:value-type="string" table:style-name="ce1">
            <text:p>pass1937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4</text:p>
          </table:table-cell>
          <table:table-cell office:value-type="float" office:value="170084" table:style-name="ce1">
            <text:p>170084</text:p>
          </table:table-cell>
          <table:table-cell office:value-type="string" table:style-name="ce1">
            <text:p>pass1938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5</text:p>
          </table:table-cell>
          <table:table-cell office:value-type="float" office:value="170085" table:style-name="ce1">
            <text:p>170085</text:p>
          </table:table-cell>
          <table:table-cell office:value-type="string" table:style-name="ce1">
            <text:p>pass1939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6</text:p>
          </table:table-cell>
          <table:table-cell office:value-type="float" office:value="170086" table:style-name="ce1">
            <text:p>170086</text:p>
          </table:table-cell>
          <table:table-cell office:value-type="string" table:style-name="ce1">
            <text:p>pass1940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7</text:p>
          </table:table-cell>
          <table:table-cell office:value-type="float" office:value="170087" table:style-name="ce1">
            <text:p>170087</text:p>
          </table:table-cell>
          <table:table-cell office:value-type="string" table:style-name="ce1">
            <text:p>pass1941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number-rows-repeated="1047866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1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adminpass</text:p>
          </table:table-cell>
          <table:table-cell office:value-type="string" table:style-name="ce1">
            <text:p>ad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2</text:p>
          </table:table-cell>
          <table:table-cell office:value-type="string" table:style-name="ce1">
            <text:p>teacher1</text:p>
          </table:table-cell>
          <table:table-cell office:value-type="string" table:style-name="ce1">
            <text:p>pass1234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3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4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5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6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7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8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9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0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1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2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3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4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5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6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7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8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9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0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1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2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3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4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5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6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7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8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9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30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31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800</text:p>
          </table:table-cell>
          <table:table-cell office:value-type="string" table:style-name="ce1">
            <text:p>studentA</text:p>
          </table:table-cell>
          <table:table-cell office:value-type="string" table:style-name="ce1">
            <text:p>pass123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0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98-04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1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4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6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9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-00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-16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5-13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-01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-01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0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1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2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2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number-rows-repeated="1047866" table:style-name="ro1">
          <table:table-cell table:number-columns-repeated="16384"/>
        </table:table-row>
      </table:table>
      <table:table table:name="Sheet3" table:style-name="ta1">
        <table:table-column table:style-name="co4" table:number-columns-repeated="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student_number</text:p>
          </table:table-cell>
          <table:table-cell office:value-type="string" table:style-name="ce1">
            <text:p>unam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ro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1</text:p>
          </table:table-cell>
          <table:table-cell office:value-type="string" table:style-name="ce1">
            <text:p>admin1</text:p>
          </table:table-cell>
          <table:table-cell office:value-type="string" table:style-name="ce1">
            <text:p>adminpass</text:p>
          </table:table-cell>
          <table:table-cell office:value-type="string" table:style-name="ce1">
            <text:p>ad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2</text:p>
          </table:table-cell>
          <table:table-cell office:value-type="string" table:style-name="ce1">
            <text:p>teacher1</text:p>
          </table:table-cell>
          <table:table-cell office:value-type="string" table:style-name="ce1">
            <text:p>pass1234</text:p>
          </table:table-cell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3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4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5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6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7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8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09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0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1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2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3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4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5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6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7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8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19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0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1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2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3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4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5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6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7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8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29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30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-0031</text:p>
          </table:table-cell>
          <table:table-cell table:number-columns-repeated="2" table:style-name="ce1"/>
          <table:table-cell office:value-type="string" table:style-name="ce1">
            <text:p>teac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800</text:p>
          </table:table-cell>
          <table:table-cell office:value-type="string" table:style-name="ce1">
            <text:p>studentA</text:p>
          </table:table-cell>
          <table:table-cell office:value-type="string" table:style-name="ce1">
            <text:p>pass1234</text:p>
          </table:table-cell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6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0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8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98-04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1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4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6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9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0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-00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8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1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-16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0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4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5-13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-17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-01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-016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0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1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2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-02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4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08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11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2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-03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1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1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0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19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2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39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2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-04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4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0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1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0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1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5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29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39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0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4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-04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2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5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6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8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09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0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1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3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-014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0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1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2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3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4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5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6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8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79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0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1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2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3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4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5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6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-0087</text:p>
          </table:table-cell>
          <table:table-cell table:number-columns-repeated="2" table:style-name="ce1"/>
          <table:table-cell office:value-type="string" table:style-name="ce1">
            <text:p>student</text:p>
          </table:table-cell>
          <table:table-cell table:number-columns-repeated="16380"/>
        </table:table-row>
        <table:table-row table:number-rows-repeated="1047866" table:style-name="ro1">
          <table:table-cell table:number-columns-repeated="16384"/>
        </table:table-row>
      </table:table>
      <table:database-ranges>
        <table:database-range table:target-range-address="Sheet2.A1:Sheet2.D710" table:name="users" table:display-filter-buttons="true" table:on-update-keep-size="false" table:on-update-keep-styles="true" table:refresh-delay="false">
          <table:database-source-sql table:database-name="Provider=Microsoft.Mashup.OleDb.1;Data Source=$Workbook$;Location=users;Extended Properties=&quot;&quot;" table:sql-statement="SELECT * FROM [users]"/>
        </table:database-range>
        <table:database-range table:target-range-address="Sheet3.A1:Sheet3.D710" table:name="users_tbl" table:display-filter-buttons="true" table:on-update-keep-size="false" table:on-update-keep-styles="true" table:refresh-delay="false">
          <table:database-source-sql table:database-name="Provider=Microsoft.Mashup.OleDb.1;Data Source=$Workbook$;Location=users (2);Extended Properties=&quot;&quot;" table:sql-statement="SELECT * FROM [users (2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vin Dy</meta:initial-creator>
    <dc:creator>Avin Dy</dc:creator>
    <meta:creation-date>2018-06-23T04:48:44Z</meta:creation-date>
    <dc:date>2018-07-09T12:13:37Z</dc:date>
  </office:meta>
</office:document-meta>
</file>